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ystem"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1"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1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2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2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2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5"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6"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3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7"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41"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42"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43"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44"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45"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6"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7"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9"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1" style:font-style-complex="italic"/>
    </style:style>
    <style:style style:name="P50"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1"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4"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55"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6" style:family="paragraph" style:parent-style-name="Footnote">
      <style:text-properties style:font-name="Bariol Regular" fo:language="ca" fo:country="ES" style:language-asian="zxx" style:country-asian="none" style:language-complex="zxx" style:country-complex="none"/>
    </style:style>
    <style:style style:name="P57" style:family="paragraph" style:parent-style-name="Footer">
      <style:paragraph-properties fo:margin-top="0cm" fo:margin-bottom="0.101cm" style:contextual-spacing="true"/>
      <style:text-properties style:font-name="Noto Sans" fo:language="ca" fo:country="ES" style:font-name-complex="Noto Sans1"/>
    </style:style>
    <style:style style:name="P58" style:family="paragraph" style:parent-style-name="Footer">
      <style:text-properties style:font-name="Noto Sans" fo:language="ca" fo:country="ES" officeooo:paragraph-rsid="000cf839" style:font-name-complex="Noto Sans1"/>
    </style:style>
    <style:style style:name="P59" style:family="paragraph" style:parent-style-name="Footer">
      <style:text-properties style:font-name="Noto Sans" fo:language="ca" fo:country="ES" style:font-name-complex="Noto Sans1"/>
    </style:style>
    <style:style style:name="P60" style:family="paragraph" style:parent-style-name="Footer">
      <style:paragraph-properties fo:text-align="center" style:justify-single-word="false"/>
      <style:text-properties style:font-name="Noto Sans" fo:language="ca" fo:country="ES" style:font-name-complex="Noto Sans1"/>
    </style:style>
    <style:style style:name="P61" style:family="paragraph" style:parent-style-name="Número_20_de_20_pàgina">
      <style:text-properties style:font-name="Noto Sans" fo:language="ca" fo:country="ES" style:font-name-complex="Noto Sans1"/>
    </style:style>
    <style:style style:name="P6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64"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65"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6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67"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8" style:family="paragraph" style:parent-style-name="Footer">
      <style:text-properties fo:color="#c30045" loext:opacity="100%" style:font-name="Noto Sans" fo:language="ca" fo:country="ES" style:font-name-complex="Noto Sans1"/>
    </style:style>
    <style:style style:name="P69" style:family="paragraph" style:parent-style-name="Standard">
      <style:text-properties officeooo:paragraph-rsid="005969a7"/>
    </style:style>
    <style:style style:name="P70" style:family="paragraph" style:parent-style-name="Standard">
      <style:text-properties officeooo:paragraph-rsid="006402eb"/>
    </style:style>
    <style:style style:name="P71" style:family="paragraph" style:parent-style-name="Standard">
      <style:text-properties officeooo:rsid="00672415" officeooo:paragraph-rsid="00672415"/>
    </style:style>
    <style:style style:name="P72" style:family="paragraph" style:parent-style-name="Standard">
      <style:text-properties fo:language="zxx" fo:country="none" officeooo:rsid="0091aa2c" officeooo:paragraph-rsid="0091aa2c" style:language-asian="zxx" style:country-asian="none" style:language-complex="zxx" style:country-complex="none"/>
    </style:style>
    <style:style style:name="P73"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74" style:family="paragraph" style:parent-style-name="Standard">
      <style:text-properties officeooo:rsid="0091aa2c" officeooo:paragraph-rsid="0091aa2c"/>
    </style:style>
    <style:style style:name="P75"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76"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77" style:family="paragraph" style:parent-style-name="Table_20_Contents">
      <style:paragraph-properties fo:text-align="start" style:justify-single-word="false"/>
      <style:text-properties style:font-name="Courier New" fo:font-size="9pt" style:font-size-asian="9pt" style:font-size-complex="9pt"/>
    </style:style>
    <style:style style:name="P78" style:family="paragraph" style:parent-style-name="Preformatted_20_Text">
      <style:text-properties style:font-name="Courier New" fo:font-size="9pt" style:font-size-asian="9pt" style:font-size-complex="9pt"/>
    </style:style>
    <style:style style:name="P79"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0" style:family="paragraph" style:parent-style-name="Text_20_body">
      <style:text-properties officeooo:paragraph-rsid="0091aa2c"/>
    </style:style>
    <style:style style:name="P81" style:family="paragraph" style:parent-style-name="Table_20_Contents">
      <style:text-properties officeooo:paragraph-rsid="0091aa2c"/>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90" style:family="paragraph" style:parent-style-name="Preformatted_20_Text">
      <style:paragraph-properties fo:margin-top="0cm" fo:margin-bottom="0.499cm" style:contextual-spacing="false"/>
    </style:style>
    <style:style style:name="P91" style:family="paragraph" style:parent-style-name="Contents_20_1">
      <style:paragraph-properties>
        <style:tab-stops>
          <style:tab-stop style:position="14.998cm" style:type="right" style:leader-style="dotted" style:leader-text="."/>
        </style:tab-stops>
      </style:paragraph-properties>
    </style:style>
    <style:style style:name="P92" style:family="paragraph" style:parent-style-name="Contents_20_2">
      <style:paragraph-properties>
        <style:tab-stops>
          <style:tab-stop style:position="14.998cm" style:type="right" style:leader-style="dotted" style:leader-text="."/>
        </style:tab-stops>
      </style:paragraph-properties>
    </style:style>
    <style:style style:name="P93"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4" style:family="paragraph" style:parent-style-name="Contents_20_Heading" style:master-page-name="Standard">
      <style:paragraph-properties style:page-number="auto" fo:break-before="page"/>
    </style:style>
    <style:style style:name="P95"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96"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97" style:family="paragraph" style:parent-style-name="Heading_20_1">
      <style:text-properties fo:language="ca" fo:country="ES"/>
    </style:style>
    <style:style style:name="P98" style:family="paragraph" style:parent-style-name="Heading_20_1">
      <style:text-properties fo:language="ca" fo:country="ES" officeooo:rsid="004e6e87" officeooo:paragraph-rsid="004e6e87"/>
    </style:style>
    <style:style style:name="P99" style:family="paragraph" style:parent-style-name="Heading_20_1">
      <style:text-properties fo:language="ca" fo:country="ES" officeooo:rsid="004e6e87" officeooo:paragraph-rsid="006402eb"/>
    </style:style>
    <style:style style:name="P100" style:family="paragraph" style:parent-style-name="Heading_20_1">
      <style:text-properties fo:language="ca" fo:country="ES" officeooo:rsid="004e6e87" officeooo:paragraph-rsid="006fc3de"/>
    </style:style>
    <style:style style:name="P101" style:family="paragraph" style:parent-style-name="Heading_20_1">
      <style:text-properties fo:language="ca" fo:country="ES" officeooo:rsid="004e6e87" officeooo:paragraph-rsid="008a50ad"/>
    </style:style>
    <style:style style:name="P102" style:family="paragraph" style:parent-style-name="Heading_20_1">
      <style:text-properties fo:language="ca" fo:country="ES" officeooo:rsid="004e6e87" officeooo:paragraph-rsid="008c309e"/>
    </style:style>
    <style:style style:name="P103" style:family="paragraph" style:parent-style-name="Heading_20_1">
      <style:text-properties fo:language="ca" fo:country="ES" officeooo:rsid="004e6e87" officeooo:paragraph-rsid="008e0df1"/>
    </style:style>
    <style:style style:name="P104"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05" style:family="paragraph" style:parent-style-name="Heading_20_1">
      <style:text-properties fo:language="ca" fo:country="ES" officeooo:paragraph-rsid="0091aa2c"/>
    </style:style>
    <style:style style:name="P106" style:family="paragraph" style:parent-style-name="Heading_20_1">
      <style:text-properties fo:language="ca" fo:country="ES" officeooo:paragraph-rsid="0095680f"/>
    </style:style>
    <style:style style:name="P107" style:family="paragraph" style:parent-style-name="Heading_20_1">
      <style:text-properties fo:language="ca" fo:country="ES" officeooo:paragraph-rsid="009a6cc4"/>
    </style:style>
    <style:style style:name="P108"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09" style:family="paragraph" style:parent-style-name="Heading_20_1">
      <style:text-properties officeooo:paragraph-rsid="00a87b9b"/>
    </style:style>
    <style:style style:name="P110" style:family="paragraph" style:parent-style-name="Heading_20_2">
      <style:text-properties fo:language="ca" fo:country="ES" officeooo:rsid="004e6e87" officeooo:paragraph-rsid="004e6e87"/>
    </style:style>
    <style:style style:name="P111" style:family="paragraph" style:parent-style-name="Heading_20_2">
      <style:text-properties fo:language="ca" fo:country="ES" officeooo:rsid="004e6e87" officeooo:paragraph-rsid="006402eb"/>
    </style:style>
    <style:style style:name="P112" style:family="paragraph" style:parent-style-name="Heading_20_2">
      <style:text-properties fo:language="ca" fo:country="ES" officeooo:rsid="004e6e87" officeooo:paragraph-rsid="007ec257"/>
    </style:style>
    <style:style style:name="P113" style:family="paragraph" style:parent-style-name="Heading_20_2">
      <style:text-properties fo:language="ca" fo:country="ES" officeooo:rsid="004e6e87" officeooo:paragraph-rsid="008034f8"/>
    </style:style>
    <style:style style:name="P114" style:family="paragraph" style:parent-style-name="Heading_20_2">
      <style:text-properties fo:language="ca" fo:country="ES" officeooo:rsid="004e6e87" officeooo:paragraph-rsid="008a50ad"/>
    </style:style>
    <style:style style:name="P115" style:family="paragraph" style:parent-style-name="Heading_20_2">
      <style:text-properties fo:language="ca" fo:country="ES" officeooo:rsid="004e6e87" officeooo:paragraph-rsid="008c309e"/>
    </style:style>
    <style:style style:name="P116" style:family="paragraph" style:parent-style-name="Heading_20_2">
      <style:text-properties fo:language="ca" fo:country="ES" officeooo:rsid="004e6e87" officeooo:paragraph-rsid="008e0df1"/>
    </style:style>
    <style:style style:name="P117" style:family="paragraph" style:parent-style-name="Heading_20_2">
      <style:text-properties fo:language="ca" fo:country="ES" officeooo:rsid="004e6e87" officeooo:paragraph-rsid="0091aa2c"/>
    </style:style>
    <style:style style:name="P118" style:family="paragraph" style:parent-style-name="Heading_20_2">
      <style:text-properties fo:language="ca" fo:country="ES" officeooo:rsid="004e6e87" officeooo:paragraph-rsid="0095680f"/>
    </style:style>
    <style:style style:name="P119" style:family="paragraph" style:parent-style-name="Heading_20_2">
      <style:text-properties fo:language="ca" fo:country="ES" officeooo:rsid="004e6e87" officeooo:paragraph-rsid="009a6cc4"/>
    </style:style>
    <style:style style:name="P12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2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2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2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2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2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2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2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2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29" style:family="paragraph" style:parent-style-name="Heading_20_2">
      <style:text-properties officeooo:paragraph-rsid="006402eb"/>
    </style:style>
    <style:style style:name="P130" style:family="paragraph" style:parent-style-name="Heading_20_2">
      <style:text-properties officeooo:paragraph-rsid="007ec257"/>
    </style:style>
    <style:style style:name="P131" style:family="paragraph" style:parent-style-name="Heading_20_2">
      <style:text-properties officeooo:paragraph-rsid="008034f8"/>
    </style:style>
    <style:style style:name="P132" style:family="paragraph" style:parent-style-name="Heading_20_2">
      <style:text-properties officeooo:paragraph-rsid="008a50ad"/>
    </style:style>
    <style:style style:name="P133" style:family="paragraph" style:parent-style-name="Heading_20_2">
      <style:text-properties officeooo:paragraph-rsid="008c309e"/>
    </style:style>
    <style:style style:name="P134" style:family="paragraph" style:parent-style-name="Heading_20_2">
      <style:text-properties officeooo:paragraph-rsid="008e0df1"/>
    </style:style>
    <style:style style:name="P135"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36"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37"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38" style:family="paragraph" style:parent-style-name="Heading_20_2">
      <style:text-properties officeooo:paragraph-rsid="00a023b2"/>
    </style:style>
    <style:style style:name="P139" style:family="paragraph" style:parent-style-name="Heading_20_2">
      <style:text-properties officeooo:paragraph-rsid="00a87b9b"/>
    </style:style>
    <style:style style:name="P140" style:family="paragraph" style:parent-style-name="Heading_20_3">
      <style:text-properties officeooo:rsid="005969a7" officeooo:paragraph-rsid="005969a7"/>
    </style:style>
    <style:style style:name="P141" style:family="paragraph" style:parent-style-name="Heading_20_3">
      <style:text-properties officeooo:rsid="005969a7" officeooo:paragraph-rsid="006402eb"/>
    </style:style>
    <style:style style:name="P142" style:family="paragraph" style:parent-style-name="Heading_20_3">
      <style:text-properties officeooo:paragraph-rsid="004ead5c"/>
    </style:style>
    <style:style style:name="P143" style:family="paragraph" style:parent-style-name="Heading_20_3">
      <style:text-properties fo:language="ca" fo:country="ES" officeooo:rsid="005af419" officeooo:paragraph-rsid="005af419" style:language-asian="en" style:country-asian="US"/>
    </style:style>
    <style:style style:name="P144" style:family="paragraph" style:parent-style-name="Heading_20_3">
      <style:text-properties fo:language="ca" fo:country="ES" officeooo:rsid="005af419" officeooo:paragraph-rsid="006402eb" style:language-asian="en" style:country-asian="US"/>
    </style:style>
    <style:style style:name="P145" style:family="paragraph" style:parent-style-name="Heading_20_3">
      <style:text-properties fo:language="ca" fo:country="ES" officeooo:rsid="004aeefc" officeooo:paragraph-rsid="005af419" style:language-asian="en" style:country-asian="US"/>
    </style:style>
    <style:style style:name="P146" style:family="paragraph" style:parent-style-name="Heading_20_3">
      <style:text-properties fo:language="ca" fo:country="ES" officeooo:rsid="004aeefc" officeooo:paragraph-rsid="006402eb" style:language-asian="en" style:country-asian="US"/>
    </style:style>
    <style:style style:name="P147" style:family="paragraph" style:parent-style-name="Heading_20_3">
      <style:text-properties fo:language="ca" fo:country="ES" officeooo:rsid="004aeefc" officeooo:paragraph-rsid="007ec257" style:language-asian="en" style:country-asian="US"/>
    </style:style>
    <style:style style:name="P148" style:family="paragraph" style:parent-style-name="Heading_20_3">
      <style:text-properties fo:language="ca" fo:country="ES" officeooo:rsid="004aeefc" officeooo:paragraph-rsid="008034f8" style:language-asian="en" style:country-asian="US"/>
    </style:style>
    <style:style style:name="P149" style:family="paragraph" style:parent-style-name="Heading_20_3">
      <style:text-properties fo:language="ca" fo:country="ES" officeooo:rsid="004aeefc" officeooo:paragraph-rsid="008a50ad" style:language-asian="en" style:country-asian="US"/>
    </style:style>
    <style:style style:name="P150" style:family="paragraph" style:parent-style-name="Heading_20_3">
      <style:text-properties fo:language="ca" fo:country="ES" officeooo:rsid="004aeefc" officeooo:paragraph-rsid="008e0df1" style:language-asian="en" style:country-asian="US"/>
    </style:style>
    <style:style style:name="P151" style:family="paragraph" style:parent-style-name="Heading_20_3">
      <style:text-properties fo:language="ca" fo:country="ES" officeooo:rsid="004aeefc" officeooo:paragraph-rsid="0094f281" style:language-asian="en" style:country-asian="US"/>
    </style:style>
    <style:style style:name="P15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53" style:family="paragraph" style:parent-style-name="Heading_20_3">
      <style:text-properties fo:language="ca" fo:country="ES" officeooo:rsid="004aeefc" officeooo:paragraph-rsid="0095680f" style:language-asian="en" style:country-asian="US"/>
    </style:style>
    <style:style style:name="P15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5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5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5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5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5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6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6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62" style:family="paragraph" style:parent-style-name="Heading_20_3">
      <style:text-properties fo:language="ca" fo:country="ES" officeooo:rsid="0098a5ba" officeooo:paragraph-rsid="0098a5ba" style:language-asian="en" style:country-asian="US"/>
    </style:style>
    <style:style style:name="P163" style:family="paragraph" style:parent-style-name="Heading_20_3">
      <style:text-properties fo:language="ca" fo:country="ES" officeooo:rsid="004aeefc" officeooo:paragraph-rsid="008d116b" fo:background-color="transparent" style:language-asian="en" style:country-asian="US"/>
    </style:style>
    <style:style style:name="P16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6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6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6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68" style:family="paragraph" style:parent-style-name="Heading_20_3">
      <style:text-properties officeooo:paragraph-rsid="006402eb"/>
    </style:style>
    <style:style style:name="P169"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70"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71"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172"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73"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74"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75"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76"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77"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78"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79"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80"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81"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82"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83"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184"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85"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186" style:family="paragraph" style:parent-style-name="List_20_Contents" style:list-style-name="L3">
      <style:paragraph-properties fo:margin-top="0.199cm" fo:margin-bottom="0.199cm" style:contextual-spacing="false"/>
      <style:text-properties officeooo:rsid="005969a7" officeooo:paragraph-rsid="005969a7"/>
    </style:style>
    <style:style style:name="P187" style:family="paragraph" style:parent-style-name="List_20_Contents" style:list-style-name="L4">
      <style:paragraph-properties fo:margin-top="0.199cm" fo:margin-bottom="0.199cm" style:contextual-spacing="false"/>
      <style:text-properties officeooo:rsid="0058995d" officeooo:paragraph-rsid="0058995d"/>
    </style:style>
    <style:style style:name="P188"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189"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1"/>
    </style:style>
    <style:style style:name="P190" style:family="paragraph" style:parent-style-name="Standard" style:list-style-name="">
      <style:text-properties fo:language="ca" fo:country="ES" officeooo:paragraph-rsid="000b1b47"/>
    </style:style>
    <style:style style:name="P191" style:family="paragraph" style:parent-style-name="Standard" style:list-style-name="">
      <style:paragraph-properties fo:break-before="page"/>
      <style:text-properties fo:language="ca" fo:country="ES" officeooo:paragraph-rsid="000b1b47"/>
    </style:style>
    <style:style style:name="P192"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193"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194"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195"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196"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197"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198"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199"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00"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01"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02"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03"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04" style:family="paragraph" style:parent-style-name="Standard" style:list-style-name="L2">
      <style:text-properties officeooo:rsid="005ff739" officeooo:paragraph-rsid="005969a7"/>
    </style:style>
    <style:style style:name="P205" style:family="paragraph" style:parent-style-name="Standard" style:list-style-name="L6">
      <style:text-properties officeooo:rsid="005ff739" officeooo:paragraph-rsid="006402eb"/>
    </style:style>
    <style:style style:name="P206" style:family="paragraph" style:parent-style-name="Standard" style:list-style-name="L6">
      <style:text-properties officeooo:rsid="006402eb" officeooo:paragraph-rsid="006402eb"/>
    </style:style>
    <style:style style:name="P207" style:family="paragraph" style:parent-style-name="Standard" style:list-style-name="L6">
      <style:text-properties officeooo:rsid="0065ddb6" officeooo:paragraph-rsid="0065ddb6"/>
    </style:style>
    <style:style style:name="P208" style:family="paragraph" style:parent-style-name="Standard" style:list-style-name="L6">
      <style:text-properties officeooo:rsid="00672415" officeooo:paragraph-rsid="00672415"/>
    </style:style>
    <style:style style:name="P209" style:family="paragraph" style:parent-style-name="Standard" style:list-style-name="L9">
      <style:paragraph-properties fo:margin-top="0.199cm" fo:margin-bottom="0.199cm" style:contextual-spacing="false"/>
      <style:text-properties officeooo:paragraph-rsid="00672415"/>
    </style:style>
    <style:style style:name="P210" style:family="paragraph" style:parent-style-name="Standard" style:list-style-name="L14">
      <style:paragraph-properties fo:margin-top="0.199cm" fo:margin-bottom="0.199cm" style:contextual-spacing="false"/>
      <style:text-properties officeooo:rsid="00828906" officeooo:paragraph-rsid="007ec257"/>
    </style:style>
    <style:style style:name="P211"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12"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13"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14"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15"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16"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17" style:family="paragraph" style:parent-style-name="Standard" style:list-style-name="L24">
      <style:text-properties officeooo:paragraph-rsid="0091aa2c"/>
    </style:style>
    <style:style style:name="P218" style:family="paragraph" style:parent-style-name="Standard" style:list-style-name="L25">
      <style:text-properties officeooo:rsid="0091aa2c" officeooo:paragraph-rsid="0091aa2c"/>
    </style:style>
    <style:style style:name="P219" style:family="paragraph" style:parent-style-name="Text_20_body" style:list-style-name="L1">
      <style:text-properties fo:language="ca" fo:country="ES" officeooo:rsid="00585e4a" officeooo:paragraph-rsid="00585e4a" fo:background-color="#ffff00"/>
    </style:style>
    <style:style style:name="P220" style:family="paragraph" style:parent-style-name="Text_20_body" style:list-style-name="L1">
      <style:text-properties fo:language="ca" fo:country="ES" officeooo:rsid="00585e4a" officeooo:paragraph-rsid="006402eb" fo:background-color="#ffff00"/>
    </style:style>
    <style:style style:name="P221" style:family="paragraph" style:parent-style-name="Text_20_body" style:list-style-name="L11">
      <style:text-properties fo:language="ca" fo:country="ES" officeooo:rsid="00585e4a" officeooo:paragraph-rsid="007ec257" fo:background-color="#ffff00"/>
    </style:style>
    <style:style style:name="P222" style:family="paragraph" style:parent-style-name="Text_20_body" style:list-style-name="L11">
      <style:text-properties fo:language="ca" fo:country="ES" officeooo:rsid="00585e4a" officeooo:paragraph-rsid="008034f8" fo:background-color="#ffff00"/>
    </style:style>
    <style:style style:name="P223" style:family="paragraph" style:parent-style-name="Text_20_body" style:list-style-name="L11">
      <style:text-properties fo:language="ca" fo:country="ES" officeooo:rsid="00585e4a" officeooo:paragraph-rsid="008a50ad" fo:background-color="#ffff00"/>
    </style:style>
    <style:style style:name="P22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2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2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2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28"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29"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3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31"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32"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33"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34"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35"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36"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37"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officeooo:paragraph-rsid="00a87b9b"/>
    </style:style>
    <style:style style:name="P238" style:family="paragraph" style:parent-style-name="Text_20_body" style:list-style-name="L28">
      <style:paragraph-properties fo:margin-top="0.199cm" fo:margin-bottom="0.199cm" style:contextual-spacing="false"/>
      <style:text-properties officeooo:paragraph-rsid="00a87b9b"/>
    </style:style>
    <style:style style:name="P239"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40"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41"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42" style:family="paragraph">
      <loext:graphic-properties draw:fill="none"/>
      <style:paragraph-properties fo:text-align="start"/>
    </style:style>
    <style:style style:name="P243"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fo:background-color="transparent" loext:char-shading-value="0"/>
    </style:style>
    <style:style style:name="T7" style:family="text">
      <style:text-properties officeooo:rsid="0052784f" fo:background-color="transparent" loext:char-shading-value="0"/>
    </style:style>
    <style:style style:name="T8" style:family="text">
      <style:text-properties officeooo:rsid="0052b619" fo:background-color="transparent" loext:char-shading-value="0"/>
    </style:style>
    <style:style style:name="T9" style:family="text">
      <style:text-properties officeooo:rsid="00a1e6e4" fo:background-color="transparent" loext:char-shading-value="0"/>
    </style:style>
    <style:style style:name="T10" style:family="text">
      <style:text-properties officeooo:rsid="00a1e6e4" fo:background-color="transparent" loext:char-shading-value="0"/>
    </style:style>
    <style:style style:name="T11" style:family="text">
      <style:text-properties fo:background-color="transparent" loext:char-shading-value="0"/>
    </style:style>
    <style:style style:name="T12" style:family="text">
      <style:text-properties officeooo:rsid="000cf839"/>
    </style:style>
    <style:style style:name="T13" style:family="text">
      <style:text-properties officeooo:rsid="000efb83"/>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361c42" style:font-size-asian="16pt" style:font-weight-asian="bold" style:font-size-complex="16pt" style:font-weight-complex="bold"/>
    </style:style>
    <style:style style:name="T16" style:family="text">
      <style:text-properties officeooo:rsid="0033e65f"/>
    </style:style>
    <style:style style:name="T17" style:family="text">
      <style:text-properties officeooo:rsid="0049313f"/>
    </style:style>
    <style:style style:name="T18" style:family="text">
      <style:text-properties officeooo:rsid="004e6e87"/>
    </style:style>
    <style:style style:name="T19" style:family="text">
      <style:text-properties fo:language="ca" fo:country="ES" style:language-asian="en" style:country-asian="US"/>
    </style:style>
    <style:style style:name="T20" style:family="text">
      <style:text-properties fo:language="ca" fo:country="ES" officeooo:rsid="0058995d" style:language-asian="en" style:country-asian="US"/>
    </style:style>
    <style:style style:name="T21" style:family="text">
      <style:text-properties fo:language="ca" fo:country="ES" officeooo:rsid="004ead5c" style:language-asian="en" style:country-asian="US"/>
    </style:style>
    <style:style style:name="T22" style:family="text">
      <style:text-properties fo:language="ca" fo:country="ES" officeooo:rsid="005969a7" style:language-asian="en" style:country-asian="US"/>
    </style:style>
    <style:style style:name="T23" style:family="text">
      <style:text-properties fo:language="ca" fo:country="ES" officeooo:rsid="0043850a" style:language-asian="en" style:country-asian="US"/>
    </style:style>
    <style:style style:name="T24" style:family="text">
      <style:text-properties fo:language="ca" fo:country="ES" officeooo:rsid="0082eefb" style:language-asian="en" style:country-asian="US"/>
    </style:style>
    <style:style style:name="T25" style:family="text">
      <style:text-properties fo:language="ca" fo:country="ES" officeooo:rsid="00878a95" style:language-asian="en" style:country-asian="US"/>
    </style:style>
    <style:style style:name="T26" style:family="text">
      <style:text-properties fo:language="ca" fo:country="ES" officeooo:rsid="006fc3de" style:language-asian="en" style:country-asian="US"/>
    </style:style>
    <style:style style:name="T27" style:family="text">
      <style:text-properties fo:language="ca" fo:country="ES" style:text-underline-style="none" officeooo:rsid="00672415" style:language-asian="en" style:country-asian="US"/>
    </style:style>
    <style:style style:name="T28" style:family="text">
      <style:text-properties fo:language="ca" fo:country="ES" style:text-underline-style="none" officeooo:rsid="0065ffa6" style:language-asian="en" style:country-asian="US"/>
    </style:style>
    <style:style style:name="T29" style:family="text">
      <style:text-properties fo:language="ca" fo:country="ES" style:text-underline-style="none" officeooo:rsid="00782a47" style:language-asian="en" style:country-asian="US"/>
    </style:style>
    <style:style style:name="T30" style:family="text">
      <style:text-properties fo:language="ca" fo:country="ES" officeooo:rsid="00585e4a" fo:background-color="#ffff00" loext:char-shading-value="0" style:language-asian="en" style:country-asian="US"/>
    </style:style>
    <style:style style:name="T31" style:family="text">
      <style:text-properties officeooo:rsid="004ead5c"/>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officeooo:rsid="0052784f" fo:background-color="transparent" loext:char-shading-value="0"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fo:font-weight="bold" officeooo:rsid="00a87b9b" fo:background-color="transparent" loext:char-shading-value="0"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officeooo:rsid="00585e4a" style:font-weight-asian="bold" style:font-weight-complex="bold"/>
    </style:style>
    <style:style style:name="T38" style:family="text">
      <style:text-properties fo:font-weight="bold" officeooo:rsid="006402eb" style:font-weight-asian="bold" style:font-weight-complex="bold"/>
    </style:style>
    <style:style style:name="T39" style:family="text">
      <style:text-properties fo:font-weight="bold" officeooo:rsid="006d3931" style:font-weight-asian="bold" style:font-weight-complex="bold"/>
    </style:style>
    <style:style style:name="T40" style:family="text">
      <style:text-properties fo:font-weight="bold" officeooo:rsid="00809be9" style:font-weight-asian="bold" style:font-weight-complex="bold"/>
    </style:style>
    <style:style style:name="T41" style:family="text">
      <style:text-properties fo:font-weight="bold" officeooo:rsid="008034f8" style:font-weight-asian="bold" style:font-weight-complex="bold"/>
    </style:style>
    <style:style style:name="T42" style:family="text">
      <style:text-properties fo:font-weight="bold" officeooo:rsid="0085bcbe" style:font-weight-asian="bold" style:font-weight-complex="bold"/>
    </style:style>
    <style:style style:name="T43" style:family="text">
      <style:text-properties fo:font-weight="bold" officeooo:rsid="008d116b" style:font-weight-asian="bold" style:font-weight-complex="bold"/>
    </style:style>
    <style:style style:name="T44" style:family="text">
      <style:text-properties fo:font-weight="bold" officeooo:rsid="008a50ad" style:font-weight-asian="bold" style:font-weight-complex="bold"/>
    </style:style>
    <style:style style:name="T45" style:family="text">
      <style:text-properties fo:font-weight="bold" officeooo:rsid="009db2e0" style:font-weight-asian="bold" style:font-weight-complex="bold"/>
    </style:style>
    <style:style style:name="T46" style:family="text">
      <style:text-properties fo:font-weight="bold" officeooo:rsid="00a3abd2" style:language-asian="en" style:country-asian="US" style:font-weight-asian="bold" style:font-weight-complex="bold"/>
    </style:style>
    <style:style style:name="T47" style:family="text">
      <style:text-properties officeooo:rsid="0057089a"/>
    </style:style>
    <style:style style:name="T48" style:family="text">
      <style:text-properties officeooo:rsid="00585e4a"/>
    </style:style>
    <style:style style:name="T49" style:family="text">
      <style:text-properties officeooo:rsid="00591cff"/>
    </style:style>
    <style:style style:name="T50" style:family="text">
      <style:text-properties officeooo:rsid="005969a7"/>
    </style:style>
    <style:style style:name="T51" style:family="text">
      <style:text-properties officeooo:rsid="005dcaac"/>
    </style:style>
    <style:style style:name="T52" style:family="text">
      <style:text-properties officeooo:rsid="006402eb"/>
    </style:style>
    <style:style style:name="T53" style:family="text">
      <style:text-properties style:font-name="Courier New" fo:font-size="9pt" style:font-size-asian="9pt" style:font-size-complex="9pt"/>
    </style:style>
    <style:style style:name="T54" style:family="text">
      <style:text-properties style:font-name="Courier New" fo:font-size="8pt" style:font-size-asian="8pt" style:font-size-complex="8pt"/>
    </style:style>
    <style:style style:name="T55" style:family="text">
      <style:text-properties style:font-name="Courier New" fo:font-size="8pt" officeooo:rsid="006c01f8" style:font-size-asian="8pt" style:font-size-complex="8pt"/>
    </style:style>
    <style:style style:name="T56" style:family="text">
      <style:text-properties style:font-name="Courier New" fo:font-size="8pt" officeooo:rsid="0083ce00" style:font-size-asian="8pt" style:font-size-complex="8pt"/>
    </style:style>
    <style:style style:name="T57" style:family="text">
      <style:text-properties officeooo:rsid="00649516"/>
    </style:style>
    <style:style style:name="T58" style:family="text">
      <style:text-properties officeooo:rsid="0065ffa6"/>
    </style:style>
    <style:style style:name="T59" style:family="text">
      <style:text-properties officeooo:rsid="006c4f36"/>
    </style:style>
    <style:style style:name="T60" style:family="text">
      <style:text-properties officeooo:rsid="006d3931"/>
    </style:style>
    <style:style style:name="T61" style:family="text">
      <style:text-properties officeooo:rsid="006fc3de"/>
    </style:style>
    <style:style style:name="T62" style:family="text">
      <style:text-properties officeooo:rsid="0074d44a"/>
    </style:style>
    <style:style style:name="T63" style:family="text">
      <style:text-properties style:font-name="Noto Sans" fo:font-size="11pt" style:font-size-asian="11pt" style:font-size-complex="11pt"/>
    </style:style>
    <style:style style:name="T64" style:family="text">
      <style:text-properties style:font-name="Noto Sans" fo:font-size="11pt" officeooo:rsid="0091aa2c" style:font-size-asian="11pt" style:language-asian="en" style:country-asian="US" style:font-size-complex="11pt"/>
    </style:style>
    <style:style style:name="T65" style:family="text">
      <style:text-properties style:font-name="Noto Sans" fo:font-size="11pt" officeooo:rsid="00a5faf7" style:font-size-asian="11pt" style:language-asian="en" style:country-asian="US" style:font-size-complex="11pt"/>
    </style:style>
    <style:style style:name="T66" style:family="text">
      <style:text-properties style:font-name="Noto Sans" fo:font-size="11pt" fo:font-weight="bold" officeooo:rsid="008a50ad" style:font-size-asian="11pt" style:font-weight-asian="bold" style:font-size-complex="11pt" style:font-weight-complex="bold"/>
    </style:style>
    <style:style style:name="T67" style:family="text">
      <style:text-properties style:font-name="Noto Sans" fo:font-size="11pt" fo:font-weight="bold" officeooo:rsid="008d116b" style:font-size-asian="11pt" style:font-weight-asian="bold" style:font-size-complex="11pt" style:font-weight-complex="bold"/>
    </style:style>
    <style:style style:name="T68" style:family="text">
      <style:text-properties style:font-name="Noto Sans" fo:font-size="11pt" fo:font-weight="bold" officeooo:rsid="008ebea4" style:font-size-asian="11pt" style:font-weight-asian="bold" style:font-size-complex="11pt" style:font-weight-complex="bold"/>
    </style:style>
    <style:style style:name="T69" style:family="text">
      <style:text-properties style:font-name="Noto Sans" fo:font-size="11pt" fo:font-weight="bold" officeooo:rsid="0094f281" style:font-size-asian="11pt" style:font-weight-asian="bold" style:font-size-complex="11pt" style:font-weight-complex="bold"/>
    </style:style>
    <style:style style:name="T70" style:family="text">
      <style:text-properties style:font-name="Noto Sans" fo:font-size="11pt" fo:font-weight="bold" officeooo:rsid="0095680f" style:font-size-asian="11pt" style:font-weight-asian="bold" style:font-size-complex="11pt" style:font-weight-complex="bold"/>
    </style:style>
    <style:style style:name="T71"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72"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73"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74"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75"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76" style:family="text">
      <style:text-properties officeooo:rsid="007891dd"/>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7d10c9"/>
    </style:style>
    <style:style style:name="T79" style:family="text">
      <style:text-properties officeooo:rsid="0082eefb"/>
    </style:style>
    <style:style style:name="T80" style:family="text">
      <style:text-properties officeooo:rsid="008034f8"/>
    </style:style>
    <style:style style:name="T81" style:family="text">
      <style:text-properties officeooo:rsid="00838f03"/>
    </style:style>
    <style:style style:name="T82" style:family="text">
      <style:text-properties officeooo:rsid="0083ce00"/>
    </style:style>
    <style:style style:name="T83" style:family="text">
      <style:text-properties officeooo:rsid="0085bcbe"/>
    </style:style>
    <style:style style:name="T84" style:family="text">
      <style:text-properties fo:font-weight="normal" style:font-weight-asian="normal" style:font-weight-complex="normal"/>
    </style:style>
    <style:style style:name="T85" style:family="text">
      <style:text-properties fo:font-weight="normal" officeooo:rsid="0085bcbe" style:font-weight-asian="normal" style:font-weight-complex="normal"/>
    </style:style>
    <style:style style:name="T86" style:family="text">
      <style:text-properties fo:font-weight="normal" officeooo:rsid="00585e4a" style:font-weight-asian="normal" style:font-weight-complex="normal"/>
    </style:style>
    <style:style style:name="T87" style:family="text">
      <style:text-properties fo:font-weight="normal" officeooo:rsid="00a1e6e4" style:font-weight-asian="normal" style:font-weight-complex="normal"/>
    </style:style>
    <style:style style:name="T88" style:family="text">
      <style:text-properties officeooo:rsid="00878a95"/>
    </style:style>
    <style:style style:name="T89" style:family="text">
      <style:text-properties style:font-name="Noto Sans3"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3"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3"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3"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3"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94" style:family="text">
      <style:text-properties style:font-name="Noto Sans3"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95" style:family="text">
      <style:text-properties style:font-name="Noto Sans3"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96" style:family="text">
      <style:text-properties style:font-name="Noto Sans3"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7" style:family="text">
      <style:text-properties style:font-name="Noto Sans3"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8" style:family="text">
      <style:text-properties officeooo:rsid="008e8966"/>
    </style:style>
    <style:style style:name="T99" style:family="text">
      <style:text-properties fo:font-style="italic"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officeooo:rsid="0091aa2c"/>
    </style:style>
    <style:style style:name="T102"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103" style:family="text">
      <style:text-properties officeooo:rsid="00585e4a" style:language-asian="en" style:country-asian="US"/>
    </style:style>
    <style:style style:name="T104" style:family="text">
      <style:text-properties officeooo:rsid="00591cff" style:language-asian="en" style:country-asian="US"/>
    </style:style>
    <style:style style:name="T105" style:family="text">
      <style:text-properties officeooo:rsid="0098a5ba"/>
    </style:style>
    <style:style style:name="T106" style:family="text">
      <style:text-properties officeooo:rsid="009b8b89"/>
    </style:style>
    <style:style style:name="T107" style:family="text">
      <style:text-properties officeooo:rsid="00a5faf7"/>
    </style:style>
    <style:style style:name="T108" style:family="text">
      <style:text-properties officeooo:rsid="00a1e6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Manual d<text:span text:style-name="T18">e Migració de Versions </text:span>de <text:span text:style-name="T8">CARPETA</text:span></text:p>
      <text:p text:style-name="P49"><text:span text:style-name="T16">Informació de les tasques a realitzar durant l'actualització de versions de </text:span><text:span text:style-name="T7">CARPETA</text:span></text:p>
      <text:p text:style-name="P4"><draw:frame draw:style-name="fr1" draw:name="gràfics2" text:anchor-type="char" svg:x="-3.099cm" svg:y="8.299cm" svg:width="5.74cm" svg:height="5.399cm" draw:z-index="22"><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4">Índex</text:p>
          </text:index-title>
          <text:p text:style-name="P91"><text:a xlink:type="simple" xlink:href="#__RefHeading___Toc3280_64491606" text:style-name="Index_20_Link" text:visited-style-name="Index_20_Link">Historial de versions<text:tab/>3</text:a></text:p>
          <text:p text:style-name="P91"><text:a xlink:type="simple" xlink:href="#__RefHeading___Toc5636_2443218625" text:style-name="Index_20_Link" text:visited-style-name="Index_20_Link">1. Introducció<text:tab/>4</text:a></text:p>
          <text:p text:style-name="P91"><text:a xlink:type="simple" xlink:href="#__RefHeading___Toc5638_2443218625" text:style-name="Index_20_Link" text:visited-style-name="Index_20_Link">2. Versió 1.1.0<text:tab/>4</text:a></text:p>
          <text:p text:style-name="P91"><text:a xlink:type="simple" xlink:href="#__RefHeading___Toc1419_2224171145" text:style-name="Index_20_Link" text:visited-style-name="Index_20_Link">3. Migració de 1.1.5 a 1.1.6<text:tab/>4</text:a></text:p>
          <text:p text:style-name="P92"><text:a xlink:type="simple" xlink:href="#__RefHeading___Toc5640_2443218625" text:style-name="Index_20_Link" text:visited-style-name="Index_20_Link">3.1. Llistat de Millores Github<text:tab/>4</text:a></text:p>
          <text:p text:style-name="P92"><text:a xlink:type="simple" xlink:href="#__RefHeading___Toc1864_1972297109" text:style-name="Index_20_Link" text:visited-style-name="Index_20_Link">3.2. Canvis Web Back<text:tab/>4</text:a></text:p>
          <text:p text:style-name="P92"><text:a xlink:type="simple" xlink:href="#__RefHeading___Toc1868_1972297109" text:style-name="Index_20_Link" text:visited-style-name="Index_20_Link">3.3. Canvis Web Front<text:tab/>5</text:a></text:p>
          <text:p text:style-name="P92"><text:a xlink:type="simple" xlink:href="#__RefHeading___Toc1870_1972297109" text:style-name="Index_20_Link" text:visited-style-name="Index_20_Link">3.4. Sistemes<text:tab/>5</text:a></text:p>
          <text:p text:style-name="P92"><text:a xlink:type="simple" xlink:href="#__RefHeading___Toc1872_1972297109" text:style-name="Index_20_Link" text:visited-style-name="Index_20_Link">3.5. Desenvolupador<text:tab/>5</text:a></text:p>
          <text:p text:style-name="P92"><text:a xlink:type="simple" xlink:href="#__RefHeading___Toc1874_1972297109" text:style-name="Index_20_Link" text:visited-style-name="Index_20_Link">3.6. Altres<text:tab/>5</text:a></text:p>
          <text:p text:style-name="P91"><text:a xlink:type="simple" xlink:href="#__RefHeading___Toc1419_22241711451" text:style-name="Index_20_Link" text:visited-style-name="Index_20_Link">4. Migració de 1.1.6 a 1.1.7<text:tab/>6</text:a></text:p>
          <text:p text:style-name="P92"><text:a xlink:type="simple" xlink:href="#__RefHeading___Toc5640_24432186251" text:style-name="Index_20_Link" text:visited-style-name="Index_20_Link">4.1. Llistat de Millores Github<text:tab/>6</text:a></text:p>
          <text:p text:style-name="P92"><text:a xlink:type="simple" xlink:href="#__RefHeading___Toc1864_19722971091" text:style-name="Index_20_Link" text:visited-style-name="Index_20_Link">4.2. Canvis Web Back<text:tab/>6</text:a></text:p>
          <text:p text:style-name="P92"><text:a xlink:type="simple" xlink:href="#__RefHeading___Toc1868_19722971091" text:style-name="Index_20_Link" text:visited-style-name="Index_20_Link">4.3. Canvis Web Front<text:tab/>7</text:a></text:p>
          <text:p text:style-name="P92"><text:a xlink:type="simple" xlink:href="#__RefHeading___Toc1870_19722971091" text:style-name="Index_20_Link" text:visited-style-name="Index_20_Link">4.4. Sistemes<text:tab/>7</text:a></text:p>
          <text:p text:style-name="P92"><text:a xlink:type="simple" xlink:href="#__RefHeading___Toc1872_19722971091" text:style-name="Index_20_Link" text:visited-style-name="Index_20_Link">4.5. Desenvolupador<text:tab/>8</text:a></text:p>
          <text:p text:style-name="P92"><text:a xlink:type="simple" xlink:href="#__RefHeading___Toc1874_19722971091" text:style-name="Index_20_Link" text:visited-style-name="Index_20_Link">4.6. Altres<text:tab/>8</text:a></text:p>
          <text:p text:style-name="P91"><text:a xlink:type="simple" xlink:href="#__RefHeading___Toc639_2443939350" text:style-name="Index_20_Link" text:visited-style-name="Index_20_Link">5. Migració de 1.1.7 a 1.1.8<text:tab/>8</text:a></text:p>
          <text:p text:style-name="P92"><text:a xlink:type="simple" xlink:href="#__RefHeading___Toc4524_596115327" text:style-name="Index_20_Link" text:visited-style-name="Index_20_Link">5.1. Llistat de Millores Github<text:tab/>8</text:a></text:p>
          <text:p text:style-name="P92"><text:a xlink:type="simple" xlink:href="#__RefHeading___Toc1864_197229710911" text:style-name="Index_20_Link" text:visited-style-name="Index_20_Link">5.2. Canvis Web Back<text:tab/>8</text:a></text:p>
          <text:p text:style-name="P92"><text:a xlink:type="simple" xlink:href="#__RefHeading___Toc4526_596115327" text:style-name="Index_20_Link" text:visited-style-name="Index_20_Link">5.3. Canvis Web Front<text:tab/>9</text:a></text:p>
          <text:p text:style-name="P92"><text:a xlink:type="simple" xlink:href="#__RefHeading___Toc4528_596115327" text:style-name="Index_20_Link" text:visited-style-name="Index_20_Link">5.4. Sistemes<text:tab/>9</text:a></text:p>
          <text:p text:style-name="P92"><text:a xlink:type="simple" xlink:href="#__RefHeading___Toc1866_19722971091" text:style-name="Index_20_Link" text:visited-style-name="Index_20_Link">5.5. Desenvolupador<text:tab/>9</text:a></text:p>
          <text:p text:style-name="P91"><text:a xlink:type="simple" xlink:href="#__RefHeading___Toc4530_596115327" text:style-name="Index_20_Link" text:visited-style-name="Index_20_Link">6. Migració de 1.1.8 a 1.1.9<text:tab/>10</text:a></text:p>
          <text:p text:style-name="P92"><text:a xlink:type="simple" xlink:href="#__RefHeading___Toc4532_596115327" text:style-name="Index_20_Link" text:visited-style-name="Index_20_Link">6.1. Llistat de Millores Github<text:tab/>10</text:a></text:p>
          <text:p text:style-name="P92"><text:a xlink:type="simple" xlink:href="#__RefHeading___Toc1864_1972297109111" text:style-name="Index_20_Link" text:visited-style-name="Index_20_Link">6.2. Canvis Web Back<text:tab/>10</text:a></text:p>
          <text:p text:style-name="P92"><text:a xlink:type="simple" xlink:href="#__RefHeading___Toc4534_596115327" text:style-name="Index_20_Link" text:visited-style-name="Index_20_Link">6.3. Canvis Web Front<text:tab/>10</text:a></text:p>
          <text:p text:style-name="P92"><text:a xlink:type="simple" xlink:href="#__RefHeading___Toc4536_596115327" text:style-name="Index_20_Link" text:visited-style-name="Index_20_Link">6.4. Sistemes<text:tab/>11</text:a></text:p>
          <text:p text:style-name="P91"><text:a xlink:type="simple" xlink:href="#__RefHeading___Toc1040_109388940" text:style-name="Index_20_Link" text:visited-style-name="Index_20_Link">7. Migració de 1.1.9 a 1.1.10<text:tab/>11</text:a></text:p>
          <text:p text:style-name="P92"><text:a xlink:type="simple" xlink:href="#__RefHeading___Toc4524_5961153271" text:style-name="Index_20_Link" text:visited-style-name="Index_20_Link">7.1. Llistat de Millores Github<text:tab/>11</text:a></text:p>
          <text:p text:style-name="P92"><text:a xlink:type="simple" xlink:href="#__RefHeading___Toc1864_1972297109112" text:style-name="Index_20_Link" text:visited-style-name="Index_20_Link">7.2. Canvis Web Back<text:tab/>12</text:a></text:p>
          <text:p text:style-name="P92"><text:a xlink:type="simple" xlink:href="#__RefHeading___Toc1042_109388940" text:style-name="Index_20_Link" text:visited-style-name="Index_20_Link">7.3. Sistemes<text:tab/>12</text:a></text:p>
          <text:p text:style-name="P91"><text:a xlink:type="simple" xlink:href="#__RefHeading___Toc1040_1093889401" text:style-name="Index_20_Link" text:visited-style-name="Index_20_Link">8. Migració de 1.1.10 a 1.1.11<text:tab/>12</text:a></text:p>
          <text:p text:style-name="P92"><text:a xlink:type="simple" xlink:href="#__RefHeading___Toc4524_59611532711" text:style-name="Index_20_Link" text:visited-style-name="Index_20_Link">8.1. Llistat de Millores Github<text:tab/>12</text:a></text:p>
          <text:p text:style-name="P92"><text:a xlink:type="simple" xlink:href="#__RefHeading___Toc1864_19722971091121" text:style-name="Index_20_Link" text:visited-style-name="Index_20_Link">8.2. Canvis Web Back<text:tab/>13</text:a></text:p>
          <text:p text:style-name="P92"><text:soft-page-break/><text:a xlink:type="simple" xlink:href="#__RefHeading___Toc1042_1093889401" text:style-name="Index_20_Link" text:visited-style-name="Index_20_Link">8.3. Sistemes<text:tab/>14</text:a></text:p>
          <text:p text:style-name="P91"><text:a xlink:type="simple" xlink:href="#__RefHeading___Toc1447_1568045501" text:style-name="Index_20_Link" text:visited-style-name="Index_20_Link">9. Migració de 1.1.11 a 1.1.12<text:tab/>14</text:a></text:p>
          <text:p text:style-name="P92"><text:a xlink:type="simple" xlink:href="#__RefHeading___Toc4524_596115327111" text:style-name="Index_20_Link" text:visited-style-name="Index_20_Link">9.1. Llistat de Millores Github<text:tab/>14</text:a></text:p>
          <text:p text:style-name="P92"><text:a xlink:type="simple" xlink:href="#__RefHeading___Toc1864_197229710911211" text:style-name="Index_20_Link" text:visited-style-name="Index_20_Link">9.2. Canvis Web Back<text:tab/>15</text:a></text:p>
          <text:p text:style-name="P92"><text:a xlink:type="simple" xlink:href="#__RefHeading___Toc1042_10938894011" text:style-name="Index_20_Link" text:visited-style-name="Index_20_Link">9.3. Sistemes<text:tab/>15</text:a></text:p>
          <text:p text:style-name="P91"><text:a xlink:type="simple" xlink:href="#__RefHeading___Toc1449_1568045501" text:style-name="Index_20_Link" text:visited-style-name="Index_20_Link">10. Migració de 1.1.12 a 1.1.13<text:tab/>15</text:a></text:p>
          <text:p text:style-name="P92"><text:a xlink:type="simple" xlink:href="#__RefHeading___Toc4524_5961153271111" text:style-name="Index_20_Link" text:visited-style-name="Index_20_Link">10.1. Llistat de Millores Github<text:tab/>15</text:a></text:p>
          <text:p text:style-name="P92"><text:a xlink:type="simple" xlink:href="#__RefHeading___Toc4524_59611532711111" text:style-name="Index_20_Link" text:visited-style-name="Index_20_Link">10.2. Sistemes<text:tab/>15</text:a></text:p>
          <text:p text:style-name="P91"><text:a xlink:type="simple" xlink:href="#__RefHeading___Toc1449_15680455011" text:style-name="Index_20_Link" text:visited-style-name="Index_20_Link">11. Migració de 1.1.13 a 1.1.14<text:tab/>16</text:a></text:p>
          <text:p text:style-name="P92"><text:a xlink:type="simple" xlink:href="#__RefHeading___Toc4524_59611532711112" text:style-name="Index_20_Link" text:visited-style-name="Index_20_Link">11.1. Llistat de Millores Github<text:tab/>16</text:a></text:p>
          <text:p text:style-name="P92"><text:a xlink:type="simple" xlink:href="#__RefHeading___Toc4524_596115327111111" text:style-name="Index_20_Link" text:visited-style-name="Index_20_Link">11.2. Sistemes<text:tab/>16</text:a></text:p>
          <text:p text:style-name="P91"><text:a xlink:type="simple" xlink:href="#__RefHeading___Toc1449_156804550111" text:style-name="Index_20_Link" text:visited-style-name="Index_20_Link">12. Migració de 1.1.14 a 1.1.15<text:tab/>17</text:a></text:p>
          <text:p text:style-name="P92"><text:a xlink:type="simple" xlink:href="#__RefHeading___Toc4524_596115327111121" text:style-name="Index_20_Link" text:visited-style-name="Index_20_Link">12.1. Llistat de Millores Github<text:tab/>17</text:a></text:p>
          <text:p text:style-name="P92"><text:a xlink:type="simple" xlink:href="#__RefHeading___Toc1818_2543256757" text:style-name="Index_20_Link" text:visited-style-name="Index_20_Link">12.2. Canvis Web Back<text:tab/>17</text:a></text:p>
          <text:p text:style-name="P92"><text:a xlink:type="simple" xlink:href="#__RefHeading___Toc4524_5961153271111111" text:style-name="Index_20_Link" text:visited-style-name="Index_20_Link">12.3. Sistemes<text:tab/>17</text:a></text:p>
          <text:p text:style-name="P91"><text:a xlink:type="simple" xlink:href="#__RefHeading___Toc1449_1568045501111" text:style-name="Index_20_Link" text:visited-style-name="Index_20_Link">13. Migració de 1.1.15 a 1.1.16<text:tab/>18</text:a></text:p>
          <text:p text:style-name="P92"><text:a xlink:type="simple" xlink:href="#__RefHeading___Toc4524_5961153271111211" text:style-name="Index_20_Link" text:visited-style-name="Index_20_Link">13.1. Llistat de Millores Github<text:tab/>18</text:a></text:p>
          <text:p text:style-name="P92"><text:a xlink:type="simple" xlink:href="#__RefHeading___Toc4524_59611532711111111" text:style-name="Index_20_Link" text:visited-style-name="Index_20_Link">13.2. Sistemes<text:tab/>18</text:a></text:p>
        </text:index-body>
      </text:table-of-content>
      <text:h text:style-name="P95" text:outline-level="1"/>
      <text:h text:style-name="P95" text:outline-level="1"/>
      <text:h text:style-name="P96" text:outline-level="1"><text:bookmark-start text:name="__RefHeading___Toc3280_64491606"/><text:span text:style-name="T14">Hist</text:span><text:span text:style-name="T15">o</text:span><text:span text:style-name="T14">ria</text:span><text:span text:style-name="T15">l</text:span><text:span text:style-name="T14"> de version</text:span><text:span text:style-name="T15">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18">03/12/20</text:p>
          </table:table-cell>
          <table:table-cell table:style-name="Taula2.B2" office:value-type="string">
            <text:p text:style-name="P19"><text:span text:style-name="T17">1</text:span>.0</text:p>
          </table:table-cell>
          <table:table-cell table:style-name="Taula2.C2" office:value-type="string">
            <text:p text:style-name="P20">Primera versió</text:p>
          </table:table-cell>
          <table:table-cell table:style-name="Taula2.D2" office:value-type="string">
            <text:p text:style-name="P21">anadal</text:p>
          </table:table-cell>
        </table:table-row>
      </table:table>
      <text:h text:style-name="P190" text:outline-level="1"/>
      <text:h text:style-name="P190" text:outline-level="1"/>
      <text:h text:style-name="P190" text:outline-level="1"/>
      <text:h text:style-name="P190" text:outline-level="1"/>
      <text:h text:style-name="P191" text:outline-level="1"/>
      <text:h text:style-name="P190" text:outline-level="1"/>
      <text:h text:style-name="P190" text:outline-level="1"/>
      <text:h text:style-name="P190" text:outline-level="1"/>
      <text:h text:style-name="P97" text:outline-level="1"><text:bookmark-start text:name="__RefHeading___Toc5636_2443218625"/>Introducció<text:bookmark-end text:name="__RefHeading___Toc5636_2443218625"/></text:h>
      <text:p text:style-name="P3"><text:tab/>Aquest manual servirà d'ajuda per l'actualització de versions de <text:span text:style-name="T33">CARPETA</text:span> i descriurà les tasques a realitzar a nivell de BBDD, configuració de propietats de sistema, canvis en l'entorn web, ... <text:s/>També s'inclourà un resum de les millores realitzades en aquella versió a molt alt nivell.</text:p>
      <text:p text:style-name="P5"/>
      <text:h text:style-name="P98" text:outline-level="1"><text:bookmark-start text:name="__RefHeading___Toc5638_2443218625"/>Versió 1.<text:span text:style-name="T47">1</text:span>.0<text:bookmark-end text:name="__RefHeading___Toc5638_2443218625"/></text:h>
      <text:p text:style-name="P9"/>
      <text:p text:style-name="P9"><text:tab/>Per la instal·lació d’una versió neta del producte consulta el document «Manual d’Instal·lació»</text:p>
      <text:h text:style-name="P98" text:outline-level="1"><text:bookmark-start text:name="__RefHeading___Toc1419_2224171145"/>Migració de 1.<text:span text:style-name="T47">1</text:span>.<text:span text:style-name="T47">5</text:span> a 1.<text:span text:style-name="T47">1</text:span>.<text:span text:style-name="T47">6</text:span><text:bookmark-end text:name="__RefHeading___Toc1419_2224171145"/></text:h>
      <text:p text:style-name="P3"><text:tab/></text:p>
      <text:h text:style-name="P110" text:outline-level="2"><text:bookmark-start text:name="__RefHeading___Toc5640_2443218625"/>Llistat de Millores <text:span text:style-name="T51">Github</text:span><text:bookmark-end text:name="__RefHeading___Toc5640_2443218625"/></text:h>
      <text:list xml:id="list2139923761" text:style-name="L1">
        <text:list-item>
          <text:p text:style-name="P219">FALTA: <text:span text:style-name="T49">ES DEFINEIX AL FINAL DEL PROJECT</text:span></text:p>
        </text:list-item>
      </text:list>
      <text:p text:style-name="P37"><text:tab/></text:p>
      <text:h text:style-name="Heading_20_2" text:outline-level="2"><text:bookmark-start text:name="__RefHeading___Toc1864_1972297109"/>Canvis <text:s/>Web <text:span text:style-name="T50">Back</text:span><text:bookmark-end text:name="__RefHeading___Toc1864_1972297109"/></text:h>
      <text:h text:style-name="P140" text:outline-level="3"><text:bookmark-start text:name="__RefHeading___Toc657_4016845891"/>Canvis SuperAdministrador<text:bookmark-end text:name="__RefHeading___Toc657_4016845891"/></text:h>
      <text:list xml:id="list3555915162" text:style-name="L2">
        <text:list-item>
          <text:p text:style-name="P204">Nou plugin de tipus front de Notib :requereix de <text:s/>configuració.</text:p>
        </text:list-item>
      </text:list>
      <text:p text:style-name="P69"/>
      <text:h text:style-name="P142" text:outline-level="3"><text:bookmark-start text:name="__RefHeading___Toc1866_1972297109"/>Canvis <text:span text:style-name="T50">Administrador d’Entitat</text:span><text:bookmark-end text:name="__RefHeading___Toc1866_1972297109"/></text:h>
      <text:list xml:id="list1150542029" text:style-name="L3">
        <text:list-item>
          <text:p text:style-name="P172">Ara quan entres va directament a la pipella amb més privilegis enlloc d’anar a la Presentació.</text:p>
        </text:list-item>
        <text:list-item>
          <text:p text:style-name="P186"><text:span text:style-name="T20">N</text:span><text:span text:style-name="T19">ous camps dins entitat de Suport FAQ, Dubtes/Queixes i Suport Tècnic.</text:span></text:p>
        </text:list-item>
        <text:list-item>
          <text:p text:style-name="P174"><text:soft-page-break/>Nou plugin notib: l’administrador d’entitat ha de decidir si el vol afegir a la seva entitat.</text:p>
        </text:list-item>
        <text:list-item>
          <text:p text:style-name="P175">Nou plugin de Dades Personals: actualment mostra les mateixes dades que l’opció de menú però en breu hauria d’incloure molta més informació obtinguda de PINBAL.</text:p>
        </text:list-item>
      </text:list>
      <text:p text:style-name="P35"><text:s/></text:p>
      <text:h text:style-name="P120" text:outline-level="2"><text:bookmark-start text:name="__RefHeading___Toc1868_1972297109"/>Canvis <text:span text:style-name="T50">Web Front</text:span><text:bookmark-end text:name="__RefHeading___Toc1868_1972297109"/></text:h>
      <text:list xml:id="list3318061334" text:style-name="L4">
        <text:list-item>
          <text:p text:style-name="P187"><text:span text:style-name="T21">B</text:span><text:span text:style-name="T19">arra d’accés </text:span><text:span text:style-name="T22">ràpid.</text:span></text:p>
          <text:p text:style-name="P173"/>
        </text:list-item>
      </text:list>
      <text:h text:style-name="Heading_20_2" text:outline-level="2"><text:bookmark-start text:name="__RefHeading___Toc1870_1972297109"/>Sistemes<text:bookmark-end text:name="__RefHeading___Toc1870_1972297109"/></text:h>
      <text:h text:style-name="P143" text:outline-level="3"><text:bookmark-start text:name="__RefHeading___Toc720_4016845891"/>Propietats de Sistema i Propietats Globals<text:bookmark-end text:name="__RefHeading___Toc720_4016845891"/></text:h>
      <text:list xml:id="list2990684134" text:style-name="L5">
        <text:list-item>
          <text:p text:style-name="P177">Obligatorietat de definir el directori on guardar fitxers</text:p>
        </text:list-item>
      </text:list>
      <text:p text:style-name="P24"/>
      <text:h text:style-name="P145" text:outline-level="3"><text:bookmark-start text:name="__RefHeading___Toc722_4016845891"/>Actualitzar BBDD<text:bookmark-end text:name="__RefHeading___Toc722_4016845891"/></text:h>
      <text:p text:style-name="P29"><text:tab/><text:span text:style-name="T48">Hi ha hagut certs canvis de Base de Dades, d'aquí que s’hagi d’executar l’script SQL </text:span><text:span text:style-name="T37">update_from_1.1.5_to_1.1.6_schema .sql.</text:span><text:span text:style-name="T48"> Hi ha versions postgresql i oracle.</text:span></text:p>
      <text:p text:style-name="P22"/>
      <text:h text:style-name="Heading_20_2" text:outline-level="2"><text:bookmark-start text:name="__RefHeading___Toc1872_1972297109"/>Desenvolupador<text:bookmark-end text:name="__RefHeading___Toc1872_1972297109"/></text:h>
      <text:p text:style-name="P22"/>
      <text:h text:style-name="Heading_20_2" text:outline-level="2"><text:bookmark-start text:name="__RefHeading___Toc1874_1972297109"/>Altres<text:bookmark-end text:name="__RefHeading___Toc1874_1972297109"/></text:h>
      <text:p text:style-name="P22"><text:tab/><text:span text:style-name="T31">Altres canvis d’importància que per si mateix no es requereix una categoria.</text:span></text:p>
      <text:p text:style-name="P22"/>
      <text:p text:style-name="P22"/>
      <text:p text:style-name="P8"/>
      <text:h text:style-name="P99" text:outline-level="1"><text:bookmark-start text:name="__RefHeading___Toc1419_22241711451"/><text:soft-page-break/>Migració de 1.<text:span text:style-name="T47">1</text:span>.<text:span text:style-name="T52">6</text:span> a 1.<text:span text:style-name="T47">1</text:span>.<text:span text:style-name="T57">7</text:span><text:bookmark-end text:name="__RefHeading___Toc1419_22241711451"/></text:h>
      <text:p text:style-name="P10"><text:tab/></text:p>
      <text:h text:style-name="P111" text:outline-level="2"><text:bookmark-start text:name="__RefHeading___Toc5640_24432186251"/>Llistat de Millores <text:span text:style-name="T51">Github</text:span><text:bookmark-end text:name="__RefHeading___Toc5640_24432186251"/></text:h>
      <text:list xml:id="list113951400978094" text:continue-list="list2139923761" text:style-name="L1">
        <text:list-item>
          <text:p text:style-name="P220">FALTA: <text:span text:style-name="T49">ES DEFINEIX AL FINAL DEL PROJECT</text:span></text:p>
        </text:list-item>
      </text:list>
      <text:p text:style-name="P38"><text:tab/></text:p>
      <text:h text:style-name="P129" text:outline-level="2"><text:bookmark-start text:name="__RefHeading___Toc1864_19722971091"/>Canvis <text:s/>Web <text:span text:style-name="T50">Back</text:span><text:bookmark-end text:name="__RefHeading___Toc1864_19722971091"/></text:h>
      <text:h text:style-name="P141" text:outline-level="3"><text:bookmark-start text:name="__RefHeading___Toc657_40168458911"/>Canvis SuperAdministrador<text:bookmark-end text:name="__RefHeading___Toc657_40168458911"/></text:h>
      <text:list xml:id="list3886268220" text:style-name="L6">
        <text:list-item>
          <text:p text:style-name="P205">Nou plugin de <text:span text:style-name="T52">Dades Personals</text:span> :requereix de <text:s/>configuració.</text:p>
        </text:list-item>
        <text:list-item>
          <text:p text:style-name="P206">Els plugins permeten definir un logo a traves de propietats:</text:p>
        </text:list-item>
      </text:list>
      <table:table table:name="Taula3" table:style-name="Taula3">
        <table:table-column table:style-name="Taula3.A"/>
        <table:table-row table:style-name="TableLine2755207732496">
          <table:table-cell table:style-name="Taula3.A1" office:value-type="string">
            <text:p text:style-name="P86"><text:span text:style-name="Source_20_Text"><text:span text:style-name="T53">es.caib.carpeta.pluginsib.carpetafront.notib.logo=EMPTY</text:span></text:span></text:p>
            <text:p text:style-name="Preformatted_20_Text"><text:span text:style-name="Source_20_Text"><text:span text:style-name="T53">es.caib.carpeta.pluginsib.carpetafront.regweb.logo=http://otae.fundaciobit.org/downloads/carpeta/logo.jpg</text:span></text:span></text:p>
            <text:p text:style-name="Preformatted_20_Text"><text:span text:style-name="Source_20_Text"><text:span text:style-name="T53">es.caib.carpeta.pluginsib.carpetafront.sistra.logo=c:\\icones\\dibuix.png</text:span></text:span></text:p>
            <text:p text:style-name="P78"/>
            <text:p text:style-name="Preformatted_20_Text"><text:span text:style-name="Source_20_Text"><text:span text:style-name="T53"># En aquest cas s'utilitza la icona definida dins del Plugin</text:span></text:span></text:p>
            <text:p text:style-name="P90"><text:span text:style-name="Source_20_Text"><text:span text:style-name="T53"># es.caib.carpeta.pluginsib.carpetafront.reactexample.logo=</text:span></text:span></text:p>
          </table:table-cell>
        </table:table-row>
      </table:table>
      <text:list xml:id="list113950243134055" text:continue-numbering="true" text:style-name="L6">
        <text:list-item>
          <text:p text:style-name="P207">Nova gestió d’Idiomes Suportats al Back/Front</text:p>
        </text:list-item>
        <text:list-item>
          <text:p text:style-name="P208">Afegir les següents propietats al Plugin de Dades Personals:</text:p>
        </text:list-item>
      </text:list>
      <table:table table:name="Taula6" table:style-name="Taula6">
        <table:table-column table:style-name="Taula6.A"/>
        <table:table-row table:style-name="TableLine2755207739696">
          <table:table-cell table:style-name="Taula6.A1" office:value-type="string">
            <text:p text:style-name="P84">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1"/>
      <text:p text:style-name="P70"/>
      <text:p text:style-name="P70"/>
      <text:h text:style-name="P168" text:outline-level="3"><text:bookmark-start text:name="__RefHeading___Toc1866_19722971092"/><text:soft-page-break/>Canvis <text:span text:style-name="T50">Administrador d’Entitat</text:span><text:bookmark-end text:name="__RefHeading___Toc1866_19722971092"/></text:h>
      <text:list xml:id="list113950410146872" text:continue-list="list1150542029" text:style-name="L3">
        <text:list-item>
          <text:p text:style-name="P176"><text:span text:style-name="T59">H</text:span>i ha un tipus d'enllaç anomenat Tipus- Plugin o tipus psuedo-plugin que actua com un plugin però enllaça amb un pàgina externa en un altre pipella. <text:s/><text:span text:style-name="T59">Fins ara, a</text:span>quest <text:span text:style-name="T59">tipus d’</text:span>enllaç es po<text:span text:style-name="T59">dia</text:span> donar d'alta al Back però no apareix<text:span text:style-name="T59">ia</text:span> al front. <text:span text:style-name="T59">S’ha fet</text:span> que sigui visible al front a la part del menú lateral dret.</text:p>
        </text:list-item>
      </text:list>
      <text:h text:style-name="P121" text:outline-level="2"><text:bookmark-start text:name="__RefHeading___Toc1868_19722971091"/>Canvis <text:span text:style-name="T50">Web Front</text:span><text:bookmark-end text:name="__RefHeading___Toc1868_19722971091"/></text:h>
      <text:list xml:id="list1924904444" text:style-name="L7">
        <text:list-item>
          <text:p text:style-name="P178">S’inclou la possibilitat de reprendre tràmits anònims des de la pàgina principal.</text:p>
        </text:list-item>
      </text:list>
      <text:h text:style-name="P129" text:outline-level="2"><text:bookmark-start text:name="__RefHeading___Toc1870_19722971091"/>Sistemes<text:bookmark-end text:name="__RefHeading___Toc1870_19722971091"/></text:h>
      <text:h text:style-name="P144" text:outline-level="3"><text:bookmark-start text:name="__RefHeading___Toc720_40168458911"/>Propietats de Sistema i Propietats Globals<text:bookmark-end text:name="__RefHeading___Toc720_40168458911"/></text:h>
      <text:list xml:id="list230541565" text:style-name="L8">
        <text:list-item>
          <text:p text:style-name="P180">Afegir propietat de descripció de l’aplicació usada per fer consultes a LoginIB. Es troba en el fitxer carpeta.properties:</text:p>
        </text:list-item>
      </text:list>
      <table:table table:name="Taula4" table:style-name="Taula4">
        <table:table-column table:style-name="Taula4.A"/>
        <table:table-row table:style-name="TableLine2755207745168">
          <table:table-cell table:style-name="Taula4.A1" office:value-type="string">
            <text:p text:style-name="P82">es.caib.carpeta.loginib.aplicaciondescripcion=CARPETA</text:p>
          </table:table-cell>
        </table:table-row>
      </table:table>
      <text:list xml:id="list586894446" text:style-name="L9">
        <text:list-item>
          <text:p text:style-name="P179">Per l’ús de la tramitació anònima és necessari la definició de les següents propietats al fitxer carpeta.system.properties. </text:p>
        </text:list-item>
      </text:list>
      <table:table table:name="Tabla1" table:style-name="Tabla1">
        <table:table-column table:style-name="Tabla1.A"/>
        <table:table-row table:style-name="TableLine2755207731344">
          <table:table-cell table:style-name="Tabla1.A1" office:value-type="string">
            <text:p text:style-name="P83">es.caib.carpeta.pluginsib.carpetafront.sistra1.url=<text:span text:style-name="T58">URL<text:line-break/></text:span>es.caib.carpeta.pluginsib.carpetafront.sistra1.user=<text:span text:style-name="T58">USER<text:line-break/></text:span>es.caib.carpeta.pluginsib.carpetafront.sistra1.pass=<text:span text:style-name="T58">PASS</text:span></text:p>
          </table:table-cell>
        </table:table-row>
      </table:table>
      <text:list xml:id="list113950398790129" text:continue-numbering="true" text:style-name="L9">
        <text:list-item>
          <text:p text:style-name="P192">Eliminar del fitxer carpeta.properties l’entrada «es.caib.carpeta.notificaciones.url»</text:p>
        </text:list-item>
        <text:list-item>
          <text:p text:style-name="P209"><text:span text:style-name="T27">Afegir dins del fitxer </text:span><text:span text:style-name="T29">p</text:span><text:span text:style-name="T28">ropietats al fitxer carpeta.system.properties </text:span><text:span text:style-name="T27">les següents entrades:</text:span></text:p>
        </text:list-item>
      </text:list>
      <table:table table:name="Taula5" table:style-name="Taula5">
        <table:table-column table:style-name="Taula5.A"/>
        <table:table-row table:style-name="TableLine2754981639584">
          <table:table-cell table:style-name="Taula5.A1" office:value-type="string">
            <text:p text:style-name="P87"><text:span text:style-name="T54">#PINBAL<text:line-break/>es.caib.carpeta.pluginsib.carpetafront.dadespersonals.pinbal.baseurl=https://proves.caib.es/pinbal<text:line-break/>es.caib.carpeta.pluginsib.carpetafront.dadespersonals.pinbal.username=</text:span><text:span text:style-name="T55">$</text:span><text:span text:style-name="T54">carpeta_pinbal<text:line-break/>es.caib.carpeta.pluginsib.carpetafront.dadespersonals.pinbal.password=</text:span><text:span text:style-name="T55">PASSWORD</text:span></text:p>
          </table:table-cell>
        </table:table-row>
      </table:table>
      <text:p text:style-name="P25"/>
      <text:h text:style-name="P146" text:outline-level="3"><text:bookmark-start text:name="__RefHeading___Toc722_40168458911"/>Actualitzar BBDD<text:bookmark-end text:name="__RefHeading___Toc722_40168458911"/></text:h>
      <text:p text:style-name="P29"><text:tab/><text:span text:style-name="T48">Hi ha hagut certs canvis de Base de Dades, d'aquí que s’hagi d’executar l’script SQL </text:span><text:span text:style-name="T37">update_from_1.1.</text:span><text:span text:style-name="T38">6</text:span><text:span text:style-name="T37">_to_1.1.</text:span><text:span text:style-name="T38">7_</text:span><text:span text:style-name="T39">schema</text:span><text:span text:style-name="T37">.sql.</text:span><text:span text:style-name="T48"> Hi ha versions postgresql i oracle.</text:span></text:p>
      <text:p text:style-name="P27"><text:soft-page-break/><text:tab/><text:span text:style-name="T60">Hi ha una versió dels scripts de migració per l’entitat CAIB dins </text:span><text:span text:style-name="T39">oracle/update_schema_from_1.1.6_to_1.1.7_caib.sql</text:span><text:span text:style-name="T60"> amb la creació dels següents tablespaces: CARPETA_DADES, CARPETA_LOB i CARPETA_INDEX.</text:span></text:p>
      <text:h text:style-name="P129" text:outline-level="2"><text:bookmark-start text:name="__RefHeading___Toc1872_19722971091"/>Desenvolupador<text:bookmark-end text:name="__RefHeading___Toc1872_19722971091"/></text:h>
      <text:list xml:id="list1795719833" text:style-name="L10">
        <text:list-item>
          <text:p text:style-name="P181">S’han canviat els packages del projecte de persistència de es.caib.carpeta.jpa a es.caib.carpeta.persistence</text:p>
        </text:list-item>
        <text:list-item>
          <text:p text:style-name="P181">La nomenclatura de les interfaces EJB de carpeta-ejb i carpeta-logic ha passat d’acabar en Local a acabar en Service</text:p>
        </text:list-item>
      </text:list>
      <text:h text:style-name="P129" text:outline-level="2"><text:bookmark-start text:name="__RefHeading___Toc1874_19722971091"/>Altres<text:bookmark-end text:name="__RefHeading___Toc1874_19722971091"/></text:h>
      <text:p text:style-name="P23"/>
      <text:h text:style-name="P100" text:outline-level="1"><text:bookmark-start text:name="__RefHeading___Toc639_2443939350"/>Migració de 1.<text:span text:style-name="T47">1</text:span>.<text:span text:style-name="T61">7</text:span> a 1.<text:span text:style-name="T47">1</text:span>.<text:span text:style-name="T61">8</text:span><text:bookmark-end text:name="__RefHeading___Toc639_2443939350"/></text:h>
      <text:p text:style-name="P11"><text:tab/></text:p>
      <text:h text:style-name="P112" text:outline-level="2"><text:bookmark-start text:name="__RefHeading___Toc4524_596115327"/>Llistat de Millores <text:span text:style-name="T51">Github</text:span><text:bookmark-end text:name="__RefHeading___Toc4524_596115327"/></text:h>
      <text:list xml:id="list1689877850" text:style-name="L11">
        <text:list-item>
          <text:p text:style-name="P221">FALTA: <text:span text:style-name="T49">ES DEFINEIX AL FINAL DEL PROJECT</text:span></text:p>
        </text:list-item>
      </text:list>
      <text:h text:style-name="P130" text:outline-level="2"><text:bookmark-start text:name="__RefHeading___Toc1864_197229710911"/>Canvis <text:s/>Web <text:span text:style-name="T50">Back</text:span><text:bookmark-end text:name="__RefHeading___Toc1864_197229710911"/></text:h>
      <text:h text:style-name="P154" text:outline-level="3"><text:bookmark-start text:name="__RefHeading___Toc657_401684589111"/>Canvis SuperAdministrado<text:span text:style-name="T61">r</text:span><text:bookmark-end text:name="__RefHeading___Toc657_401684589111"/></text:h>
      <text:list xml:id="list3860864320" text:style-name="L12">
        <text:list-item>
          <text:p text:style-name="P193">Es permet definir emprant codi HTML la pàgina de Inici no autenticada del front din<text:span text:style-name="T76">s</text:span> de les dades de l’Entitat</text:p>
        </text:list-item>
        <text:list-item>
          <text:p text:style-name="P194">S’ha afegit un camp «contextPath» de tipus String a Plugin per a que des de l’adreça del navegador del Front no aparegui el pluginID sinó aquest camp.</text:p>
        </text:list-item>
      </text:list>
      <text:p text:style-name="P40"/>
      <text:h text:style-name="P158" text:outline-level="3">Canvis Administrador d’Entitat</text:h>
      <text:list xml:id="list925287970" text:style-name="L13">
        <text:list-item>
          <text:p text:style-name="P182">S’han creat Seccions, que permeten agrupar en forma d’arbre plugins i enlla<text:span text:style-name="T62">ç</text:span>os de tipus pseudo-plugin</text:p>
        </text:list-item>
        <text:list-item>
          <text:p text:style-name="P183">Els enllaços de Tipus Plugin (PseudoPlugin ) ara poden definir una descripció.</text:p>
        </text:list-item>
        <text:list-item>
          <text:p text:style-name="P195"><text:soft-page-break/>S’ha afegit un camp «contextPath» de tipus String a <text:span text:style-name="T63">Secció</text:span> per a que des de l’adreça del navegador del Front no aparegui el <text:span text:style-name="T63">seccio</text:span>ID sinó aquest camp.</text:p>
          <text:p text:style-name="P184"/>
        </text:list-item>
      </text:list>
      <text:h text:style-name="P122" text:outline-level="2"><text:bookmark-start text:name="__RefHeading___Toc4526_596115327"/>Canvis Web Front<text:bookmark-end text:name="__RefHeading___Toc4526_596115327"/></text:h>
      <text:list xml:id="list2725660568" text:style-name="L14">
        <text:list-item>
          <text:p text:style-name="P210"><text:span text:style-name="T23">E</text:span><text:span text:style-name="T19">ls idiomes es </text:span><text:span text:style-name="T24">carreguen</text:span><text:span text:style-name="T19"> automàticament </text:span><text:span text:style-name="T24">d</text:span><text:span text:style-name="T19">els </text:span><text:span text:style-name="T24">que hi ha</text:span><text:span text:style-name="T19"> definits al back.</text:span></text:p>
        </text:list-item>
        <text:list-item>
          <text:p text:style-name="P196">El canvi d’entitat, quan ja s’ha <text:span text:style-name="T79">accedit</text:span> a alguna <text:span text:style-name="T79">entitat,</text:span> es fa a través d’un component React.</text:p>
        </text:list-item>
        <text:list-item>
          <text:p text:style-name="P197">S’han afegit les rutes a les url’s de cada component.</text:p>
        </text:list-item>
      </text:list>
      <text:p text:style-name="P26"/>
      <text:h text:style-name="P124" text:outline-level="2"><text:bookmark-start text:name="__RefHeading___Toc4528_596115327"/>Sistemes<text:bookmark-end text:name="__RefHeading___Toc4528_596115327"/></text:h>
      <text:h text:style-name="P160" text:outline-level="3">Propietats de Sistema i Propietats Globals</text:h>
      <text:list xml:id="list2716799261" text:style-name="L15">
        <text:list-item>
          <text:p text:style-name="P198">Al API REST de Dades Obertes, es pot limitar la consulta entre dates amb la definició de la propietat global «<text:span text:style-name="T77">es.caib.carpeta.accesosmaxd</text:span><text:span text:style-name="T78">ie</text:span><text:span text:style-name="T77">s</text:span>». Si no hi ha definida aquesta propietat, el valor per defecte és «365».</text:p>
        </text:list-item>
      </text:list>
      <text:h text:style-name="P147" text:outline-level="3">Actualitzar BBDD</text:h>
      <text:p text:style-name="P29"><text:tab/><text:span text:style-name="T48">Hi ha hagut certs canvis de Base de Dades, d'aquí que s’hagi d’executar l’script SQL </text:span><text:span text:style-name="T37">update_from_1.1.</text:span><text:span text:style-name="T40">7_</text:span><text:span text:style-name="T37">to_1.1.</text:span><text:span text:style-name="T40">8_</text:span><text:span text:style-name="T37">schema.sql.</text:span><text:span text:style-name="T48"> Hi ha versions postgresql i oracle.</text:span></text:p>
      <text:p text:style-name="P28"><text:tab/><text:span text:style-name="T60">Hi ha una versió dels scripts de migració per l’entitat CAIB dins </text:span><text:span text:style-name="T39">oracle/update_schema_from_1.1.</text:span><text:span text:style-name="T40">7</text:span><text:span text:style-name="T39">_to_1.1.</text:span><text:span text:style-name="T40">8</text:span><text:span text:style-name="T39">_caib.sql</text:span><text:span text:style-name="T60"> amb la creació dels següents tablespaces: CARPETA_SECCIO. També hi ha hagut canvis als tablespaces: CARPETA_ENLLAZ, CARPETA_PLUGINENTITAT.</text:span></text:p>
      <text:p text:style-name="P43"/>
      <text:h text:style-name="P122" text:outline-level="2"><text:bookmark-start text:name="__RefHeading___Toc1866_19722971091"/>Desenvolupador<text:bookmark-end text:name="__RefHeading___Toc1866_19722971091"/></text:h>
      <text:list xml:id="list2256128165" text:style-name="L16">
        <text:list-item>
          <text:p text:style-name="P231">S’ha eliminat el directori carpeta-logic i s’ha fusionat amb carpeta-ejb. Els EJB de es.caib.carpeta.ejb seran no edita<text:span text:style-name="T76">b</text:span>les i els del package es.caib.carpeta.logic seràn els que abans hi havia a carp<text:span text:style-name="T76">e</text:span>ta-logic.</text:p>
        </text:list-item>
        <text:list-item>
          <text:p text:style-name="P232">S’ha eliminat els scripts de genapp.</text:p>
        </text:list-item>
      </text:list>
      <text:h text:style-name="P104" text:outline-level="1"><text:bookmark-start text:name="__RefHeading___Toc4530_596115327"/><text:soft-page-break/>Migració de 1.<text:span text:style-name="T47">1</text:span>.<text:span text:style-name="T80">8</text:span> a 1.<text:span text:style-name="T47">1</text:span>.<text:span text:style-name="T80">9</text:span><text:bookmark-end text:name="__RefHeading___Toc4530_596115327"/></text:h>
      <text:h text:style-name="P113" text:outline-level="2"><text:bookmark-start text:name="__RefHeading___Toc4532_596115327"/>Llistat de Millores <text:span text:style-name="T51">Github</text:span><text:bookmark-end text:name="__RefHeading___Toc4532_596115327"/></text:h>
      <text:list xml:id="list113951101902181" text:continue-list="list1689877850" text:style-name="L11">
        <text:list-item>
          <text:p text:style-name="P222">FALTA: <text:span text:style-name="T49">ES DEFINEIX AL FINAL DEL PROJECT</text:span></text:p>
        </text:list-item>
      </text:list>
      <text:h text:style-name="P131" text:outline-level="2"><text:bookmark-start text:name="__RefHeading___Toc1864_1972297109111"/>Canvis <text:s/>Web <text:span text:style-name="T50">Back</text:span><text:bookmark-end text:name="__RefHeading___Toc1864_1972297109111"/></text:h>
      <text:h text:style-name="P155" text:outline-level="3"><text:bookmark-start text:name="__RefHeading___Toc657_4016845891111"/>Canvis SuperAdministrado<text:span text:style-name="T61">r</text:span><text:bookmark-end text:name="__RefHeading___Toc657_4016845891111"/></text:h>
      <text:list xml:id="list3935615931" text:style-name="L17">
        <text:list-item>
          <text:p text:style-name="P199">S’han de definir les següents propietats al plugin de Sistra ja que quan es troba amb un tràmit de tipus REGISTRO, es connecta amb el component de «RegwebDetallComponent» <text:span text:style-name="T82">a la </text:span>API de Regweb:<text:line-break/></text:p>
        </text:list-item>
      </text:list>
      <table:table table:name="Tabla2" table:style-name="Tabla2">
        <table:table-column table:style-name="Tabla2.A"/>
        <table:table-row table:style-name="TableLine2755211886624">
          <table:table-cell table:style-name="Tabla2.A1" office:value-type="string">
            <text:p text:style-name="P85"># <text:span text:style-name="T81">Dades </text:span>Regweb</text:p>
            <text:p text:style-name="P85">es.caib.carpeta.pluginsib.carpetafront.regweb32.url=[=SP["es.caib.carpeta.pluginsib.carpetafront.regweb32.url"]]</text:p>
            <text:p text:style-name="P85">es.caib.carpeta.pluginsib.carpetafront.regweb32.user=[=SP["es.caib.carpeta.pluginsib.carpetafront.regweb32.user"]]</text:p>
            <text:p text:style-name="P85">es.caib.carpeta.pluginsib.carpetafront.regweb32.pass=[=SP["es.caib.carpeta.pluginsib.carpetafront.regweb32.pass"]]</text:p>
            <text:p text:style-name="P85">es.caib.carpeta.pluginsib.carpetafront.<text:span text:style-name="T83">sistra</text:span>.entidad=A04003003</text:p>
          </table:table-cell>
        </table:table-row>
      </table:table>
      <text:p text:style-name="P41"><text:tab/><text:span text:style-name="T82">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755211888064">
          <table:table-cell table:style-name="Tabla3.A1" office:value-type="string">
            <text:p text:style-name="P88"><text:span text:style-name="T54">#</text:span><text:span text:style-name="T56">REGWEB</text:span><text:span text:style-name="T54"><text:line-break/></text:span><text:span text:style-name="T53">es.caib.carpeta.pluginsib.carpetafront.regweb32.url</text:span><text:span text:style-name="T54">=https://dev.caib.es/regweb3/ws/v3/RegWebAsientoRegistral<text:line-break/></text:span><text:span text:style-name="T53">es.caib.carpeta.pluginsib.carpetafront.regweb32.user</text:span><text:span text:style-name="T54">=</text:span><text:span text:style-name="T56">USER</text:span><text:span text:style-name="T54"><text:line-break/></text:span><text:span text:style-name="T53">es.caib.carpeta.pluginsib.carpetafront.regweb32.pass</text:span><text:span text:style-name="T54">=</text:span><text:span text:style-name="T55">PASSWORD</text:span></text:p>
          </table:table-cell>
        </table:table-row>
      </table:table>
      <text:p text:style-name="P44"/>
      <text:h text:style-name="P123" text:outline-level="2"><text:bookmark-start text:name="__RefHeading___Toc4534_596115327"/>Canvis Web Front<text:bookmark-end text:name="__RefHeading___Toc4534_596115327"/></text:h>
      <text:list xml:id="list674543042" text:style-name="L18">
        <text:list-item>
          <text:p text:style-name="P200">Creació del component RegwebDetallComponent, situat dintre de la carpeta «pluginsib-carpetafront». S’encarrega de mostrar el detall d’un registre des dels plugins de RegWeb i de Sistra, en aquest darrer cas, quan <text:span text:style-name="T83">només</text:span> es tracta de tràmits de tipus REGISTRO. <text:s/></text:p>
          <text:p text:style-name="P201"/>
        </text:list-item>
      </text:list>
      <text:h text:style-name="P125" text:outline-level="2"><text:bookmark-start text:name="__RefHeading___Toc4536_596115327"/><text:soft-page-break/>Sistemes<text:bookmark-end text:name="__RefHeading___Toc4536_596115327"/></text:h>
      <text:h text:style-name="P161" text:outline-level="3">Propietats de Sistema i Propietats Globals</text:h>
      <text:list xml:id="list159097357" text:style-name="L19">
        <text:list-item>
          <text:p text:style-name="P202">S’ha creat un «scheduler» per tal d’esborrar els logs que es creen al sistema. Per tal d’activar-ho, s’han de crear dues propietats globals amb el rol de <text:span text:style-name="T83">S</text:span>uper<text:span text:style-name="T83">A</text:span>dmistrador:</text:p>
          <text:list>
            <text:list-item>
              <text:p text:style-name="P202">«es.caib.carpeta.esborrarlogs.hora» : s’indica la hora d’inici que s’ha d’executar la tasca. El valor per defecte és 4 que representa les 4:00 de la matinada.</text:p>
            </text:list-item>
            <text:list-item>
              <text:p text:style-name="P202">«es.caib.carpeta.esborrarlogs.dies» : indica el número de dies que volem conservar de log. El valor per defecte és 90. <text:span text:style-name="T83">Això significa que amb </text:span>el valor per defecte, només es mantenen els logs dels darrers 90 dies.</text:p>
            </text:list-item>
          </text:list>
        </text:list-item>
      </text:list>
      <text:p text:style-name="P45"><text:tab/>Si es modifica qualque valor d’aquestes propietats, es necessari aturar i tornar a arrancar el JBOSS per a què tinguin efecte els canvis.</text:p>
      <text:h text:style-name="P148" text:outline-level="3">Actualitzar BBDD</text:h>
      <text:p text:style-name="P30"><text:tab/><text:span text:style-name="T48">Hi ha hagut certs canvis de Base de Dades, d'aquí que s’hagi d’executar l’script SQL </text:span><text:span text:style-name="T37">update_from_1.1.</text:span><text:span text:style-name="T41">8</text:span><text:span text:style-name="T40">_</text:span><text:span text:style-name="T37">to_1.1.</text:span><text:span text:style-name="T41">9_</text:span><text:span text:style-name="T42">schema</text:span><text:span text:style-name="T37">.sql </text:span><text:span text:style-name="T85">i </text:span><text:span text:style-name="T42">update_from_1.1.8_to_1.1.9_data.sql</text:span><text:span text:style-name="T37">.</text:span><text:span text:style-name="T48"> Hi ha versions postgresql i oracle.</text:span></text:p>
      <text:h text:style-name="Heading_20_3" text:outline-level="3">Datasources</text:h>
      <text:p text:style-name="P75"><text:span text:style-name="T25"><text:tab/></text:span>S'han realitzat canvis en els fitxers <text:span text:style-name="T88">datasource</text:span> d'oracle i postgresql de dintre <text:span text:style-name="T88">la carpeta</text:span> /scripts/datasources/ per a qué es pugin configurar els datasources sense haver de tocar el fitxer de configuració standalone.xml. Simplement, <text:span text:style-name="T88">amb aquest format, </text:span>s'han de copiar al directori de desplegament. </text:p>
      <text:h text:style-name="P101" text:outline-level="1" text:is-list-header="true"/>
      <text:h text:style-name="P101" text:outline-level="1"><text:bookmark-start text:name="__RefHeading___Toc1040_109388940"/>Migració de 1.<text:span text:style-name="T47">1</text:span>.<text:span text:style-name="T89">9</text:span> a 1.<text:span text:style-name="T47">1</text:span>.<text:span text:style-name="T89">10</text:span><text:bookmark-end text:name="__RefHeading___Toc1040_109388940"/></text:h>
      <text:p text:style-name="P12"><text:tab/></text:p>
      <text:h text:style-name="P114" text:outline-level="2"><text:bookmark-start text:name="__RefHeading___Toc4524_5961153271"/>Llistat de Millores <text:span text:style-name="T51">Github</text:span><text:bookmark-end text:name="__RefHeading___Toc4524_5961153271"/></text:h>
      <text:list xml:id="list113951520335032" text:continue-list="list113951101902181" text:style-name="L11">
        <text:list-item>
          <text:p text:style-name="P223">FALTA: <text:span text:style-name="T49">ES DEFINEIX AL FINAL DEL PROJECT</text:span></text:p>
        </text:list-item>
      </text:list>
      <text:p text:style-name="P39"/>
      <text:h text:style-name="P132" text:outline-level="2"><text:bookmark-start text:name="__RefHeading___Toc1864_1972297109112"/><text:soft-page-break/>Canvis <text:s/>Web <text:span text:style-name="T50">Back</text:span><text:bookmark-end text:name="__RefHeading___Toc1864_1972297109112"/></text:h>
      <text:h text:style-name="P156" text:outline-level="3"><text:bookmark-start text:name="__RefHeading___Toc657_4016845891112"/>Canvis SuperAdministrado<text:span text:style-name="T61">r</text:span><text:bookmark-end text:name="__RefHeading___Toc657_4016845891112"/></text:h>
      <text:list xml:id="list4096641938" text:style-name="L20">
        <text:list-item>
          <text:p text:style-name="P211"><text:bookmark-start text:name="__RefHeading___Toc1866_197229710911"/>Els plugins ara poden ser Públics i es poden mostrar abans de fer el login. S’han subdividit en tres categories:<text:bookmark-end text:name="__RefHeading___Toc1866_197229710911"/></text:p>
        </text:list-item>
      </text:list>
      <text:list xml:id="list1556710550" text:style-name="L21">
        <text:list-item>
          <text:p text:style-name="P212">Públics: Només es mostren al menú desllissant si no ens hem autenticat</text:p>
        </text:list-item>
        <text:list-item>
          <text:p text:style-name="P212">Privats: Només es mostres després d’haver-se autenticat amb Clave</text:p>
        </text:list-item>
        <text:list-item>
          <text:p text:style-name="P212">Públics i Privats: Es mostren tant a la part autenticada com a la part no autenticada.</text:p>
        </text:list-item>
      </text:list>
      <text:p text:style-name="P64">S’ha de ser conscient que els plugins que es marquin com «públic» o «públic i privat» no poden fer ús de les Dades de Login</text:p>
      <text:list xml:id="list113951349637742" text:continue-list="list4096641938" text:style-name="L20">
        <text:list-item>
          <text:p text:style-name="P211">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11"/>
                </text:list-header>
              </text:list>
            </text:list-item>
          </text:list>
        </text:list-item>
      </text:list>
      <text:h text:style-name="P126" text:outline-level="2"><text:bookmark-start text:name="__RefHeading___Toc1042_109388940"/>Sistemes<text:bookmark-end text:name="__RefHeading___Toc1042_109388940"/></text:h>
      <text:h text:style-name="P149" text:outline-level="3">Actualitzar BBDD</text:h>
      <text:p text:style-name="P31"><text:tab/><text:span text:style-name="T48">Hi ha hagut certs canvis de Base de Dades, d'aquí que s’hagi d’executar l’script SQL </text:span><text:span text:style-name="T37">update_from_1.1.</text:span><text:span text:style-name="T66">9</text:span><text:span text:style-name="T40">_</text:span><text:span text:style-name="T37">to_1.1.</text:span><text:span text:style-name="T66">10</text:span><text:span text:style-name="T41">_</text:span><text:span text:style-name="T42">schema</text:span><text:span text:style-name="T37">.sql </text:span><text:span text:style-name="T85">i </text:span><text:span text:style-name="T42">update_from_1.1.</text:span><text:span text:style-name="T66">9</text:span><text:span text:style-name="T42">_to_1.1.</text:span><text:span text:style-name="T66">10</text:span><text:span text:style-name="T42">_data.sql</text:span><text:span text:style-name="T37">.</text:span><text:span text:style-name="T48"> Hi ha versions postgresql i oracle.</text:span></text:p>
      <text:p text:style-name="P31"/>
      <text:h text:style-name="P102" text:outline-level="1"><text:bookmark-start text:name="__RefHeading___Toc1040_1093889401"/>Migració de 1.<text:span text:style-name="T47">1</text:span>.<text:span text:style-name="T90">10</text:span> a 1.<text:span text:style-name="T47">1</text:span>.<text:span text:style-name="T89">1</text:span><text:span text:style-name="T90">1</text:span><text:bookmark-end text:name="__RefHeading___Toc1040_1093889401"/></text:h>
      <text:p text:style-name="P13"><text:tab/></text:p>
      <text:h text:style-name="P115" text:outline-level="2"><text:bookmark-start text:name="__RefHeading___Toc4524_59611532711"/>Llistat de Millores <text:span text:style-name="T51">Github</text:span><text:bookmark-end text:name="__RefHeading___Toc4524_59611532711"/></text:h>
      <text:list xml:id="list113951393180695" text:continue-list="list113951520335032" text:style-name="L11">
        <text:list-item>
          <text:p text:style-name="P224">FALTA: <text:span text:style-name="T49">ES DEFINEIX AL FINAL DEL PROJECT</text:span></text:p>
        </text:list-item>
      </text:list>
      <text:p text:style-name="P46"/>
      <text:p text:style-name="P46"/>
      <text:h text:style-name="P133" text:outline-level="2"><text:bookmark-start text:name="__RefHeading___Toc1864_19722971091121"/><text:soft-page-break/>Canvis <text:s/>Web <text:span text:style-name="T50">Back</text:span><text:bookmark-end text:name="__RefHeading___Toc1864_19722971091121"/></text:h>
      <text:h text:style-name="P169" text:outline-level="3"><text:bookmark-start text:name="__RefHeading___Toc657_40168458911122"/><text:span text:style-name="T22">Canvis SuperAdministrado</text:span><text:span text:style-name="T26">r</text:span><text:bookmark-end text:name="__RefHeading___Toc657_40168458911122"/></text:h>
      <text:list xml:id="list2949039850" text:style-name="L22">
        <text:list-item>
          <text:p text:style-name="P214">Desenvolupada la integració amb Notib per a que un ciutadà pugui accedir a les seves notificacions des de la Carpeta Ciutadana.</text:p>
        </text:list-item>
        <text:list-item>
          <text:p text:style-name="P215">Canviades les propietats del <text:span text:style-name="T99">plugin</text:span> Pinbal Policia.</text:p>
        </text:list-item>
      </text:list>
      <table:table table:name="Tabla5" table:style-name="Tabla5">
        <table:table-column table:style-name="Tabla5.A"/>
        <table:table-row table:style-name="TableLine2755211895840">
          <table:table-cell table:style-name="Tabla5.A1" office:value-type="string">
            <text:p text:style-name="P76">es.caib.carpeta.pluginsib.carpetafront.pinbalpolicia.baseurl=[=SP["es.caib.carpeta.pluginsib.carpetafront.dadespersonals.pinbal.baseurl"]]</text:p>
            <text:p text:style-name="P76">es.caib.carpeta.pluginsib.carpetafront.pinbalpolicia.username=[=SP["es.caib.carpeta.pluginsib.carpetafront.dadespersonals.pinbal.username"]]</text:p>
            <text:p text:style-name="P76">es.caib.carpeta.pluginsib.carpetafront.pinbalpolicia.password=[=SP["es.caib.carpeta.pluginsib.carpetafront.dadespersonals.pinbal.password"]]</text:p>
            <text:p text:style-name="P76"/>
            <text:p text:style-name="P76">es.caib.carpeta.pluginsib.carpetafront.pinbalpolicia.codicertificat=SVDDGPCIWS02</text:p>
            <text:p text:style-name="P76"/>
            <text:p text:style-name="P76">es.caib.carpeta.pluginsib.carpetafront.pinbalpolicia.codiprocediment=CODSVDR_GBA_20121107<text:tab/></text:p>
            <text:p text:style-name="P76">es.caib.carpeta.pluginsib.carpetafront.pinbalpolicia.finalitat=Baremacions per el proces d''escolaritzacio</text:p>
            <text:p text:style-name="P76">es.caib.carpeta.pluginsib.carpetafront.pinbalpolicia.identificadorsolicitant=S0711001H</text:p>
            <text:p text:style-name="P76">es.caib.carpeta.pluginsib.carpetafront.pinbalpolicia.unitattramitadora=Servei d''escolarització</text:p>
            <text:p text:style-name="P76"/>
            <text:p text:style-name="P76"># Necessari en DEV i PRE. NO es fan cridades reals sinó d,un joc de proves</text:p>
            <text:p text:style-name="P76"># Exemples: <text:s text:c="2"/>- 30000056Y, FUSTER</text:p>
            <text:p text:style-name="P76"># <text:s text:c="12"/>- 41107605G, JAUME</text:p>
            <text:p text:style-name="P76">es.caib.carpeta.pluginsib.carpetafront.pinbalpolicia.testnif=30000056Y</text:p>
            <text:p text:style-name="P76">es.caib.carpeta.pluginsib.carpetafront.pinbalpolicia.testsurname=FUSTER</text:p>
            <text:p text:style-name="P76"/>
            <text:p text:style-name="P76">es.caib.carpeta.pluginsib.carpetafront.pinbalpolicia.development=true' WHERE classe = 'org.fundaciobit.pluginsib.carpetafront.pinbalpolicia.PinbalPoliciaCarpetaFrontPlugin';</text:p>
          </table:table-cell>
        </table:table-row>
      </table:table>
      <text:p text:style-name="P65"/>
      <text:list xml:id="list113952367092419" text:continue-numbering="true" text:style-name="L22">
        <text:list-item>
          <text:p text:style-name="P215">Afegit <text:span text:style-name="T99">plugin</text:span> Pinbal «Estar al corrent de pagament amb la CAIB per a subvencions i ajudes».</text:p>
        </text:list-item>
      </text:list>
      <table:table table:name="Tabla4" table:style-name="Tabla4">
        <table:table-column table:style-name="Tabla4.A"/>
        <table:table-row table:style-name="TableLine2755211892096">
          <table:table-cell table:style-name="Tabla4.A1" office:value-type="string">
            <text:p text:style-name="P76">es.caib.carpeta.pluginsib.carpetafront.pinbalsubvenciones.baseurl=[=SP["es.caib.carpeta.pluginsib.carpetafront.dadespersonals.pinbal.baseurl"]]</text:p>
            <text:p text:style-name="P76">es.caib.carpeta.pluginsib.carpetafront.pinbalsubvenciones.username=[=SP["es.caib.carpeta.pluginsib.carpetafront.dadespersonals.pinbal.username"]]</text:p>
            <text:p text:style-name="P76">es.caib.carpeta.pluginsib.carpetafront.pinbalsubvenciones.password=[=SP["es.caib.carpeta.pluginsib.carpetafront.dadespersonals.pinbal.password"]]</text:p>
            <text:p text:style-name="P76"/>
            <text:p text:style-name="P76">es.caib.carpeta.pluginsib.carpetafront.pinbalsubvenciones.codicertificat=SVDCCAACPASWS01</text:p>
            <text:p text:style-name="P76"/>
            <text:p text:style-name="P76"><text:soft-page-break/>es.caib.carpeta.pluginsib.carpetafront.pinbalsubvenciones.codiprocediment=CODSVDR_GBA_20121107</text:p>
            <text:p text:style-name="P76">es.caib.carpeta.pluginsib.carpetafront.pinbalsubvenciones.finalitat=Consulta estar al corrent de pagament a CAIB</text:p>
            <text:p text:style-name="P76">es.caib.carpeta.pluginsib.carpetafront.pinbalsubvenciones.identificadorsolicitant=S0711001H</text:p>
            <text:p text:style-name="P76">es.caib.carpeta.pluginsib.carpetafront.pinbalsubvenciones.unitattramitadora=Servei d''escolarització</text:p>
            <text:p text:style-name="P76"/>
            <text:p text:style-name="P76">es.caib.carpeta.pluginsib.carpetafront.pinbalsubvenciones.codigoprovincia=07</text:p>
            <text:p text:style-name="P76">es.caib.carpeta.pluginsib.carpetafront.pinbalsubvenciones.codigocomunidadautonoma=04</text:p>
            <text:p text:style-name="P76"/>
            <text:p text:style-name="P76"># Necessari en DEV i PRE. NO es fan cridades reals sinó d,un joc de proves</text:p>
            <text:p text:style-name="P76"># Exemples: <text:s text:c="2"/>- 30000056Y, FUSTER</text:p>
            <text:p text:style-name="P76"># <text:s text:c="12"/>- 41107605G, JAUME</text:p>
            <text:p text:style-name="P76">es.caib.carpeta.pluginsib.carpetafront.pinbalsubvenciones.testnif=30000056Y</text:p>
            <text:p text:style-name="P76">es.caib.carpeta.pluginsib.carpetafront.pinbalsubvenciones.testsurname=FUSTER</text:p>
            <text:p text:style-name="P76"/>
            <text:p text:style-name="P76">es.caib.carpeta.pluginsib.carpetafront.pinbalsubvenciones.development=true', true, 99, NULL, 'ajudasubvencions');</text:p>
          </table:table-cell>
        </table:table-row>
      </table:table>
      <text:p text:style-name="P66"/>
      <text:h text:style-name="P127" text:outline-level="2"><text:bookmark-start text:name="__RefHeading___Toc1042_1093889401"/>Sistemes<text:bookmark-end text:name="__RefHeading___Toc1042_1093889401"/></text:h>
      <text:h text:style-name="P163" text:outline-level="3">Actualitzar BBDD</text:h>
      <text:p text:style-name="P16"><text:tab/><text:span text:style-name="T98">S’han afegit els scripts per actualitzar les propietats del plugin de Pinbal Policia i per inserir les propietats necessàries pel plugin «Estar al corrent de pagament amb la CAIB per a subvencions i ajudes». Per això , s’ha creat l’script SQL </text:span><text:span text:style-name="T37">update_from_1.1.</text:span><text:span text:style-name="T67">10</text:span><text:span text:style-name="T40">_</text:span><text:span text:style-name="T37">to_1.1.</text:span><text:span text:style-name="T66">1</text:span><text:span text:style-name="T67">1</text:span><text:span text:style-name="T41">_</text:span><text:span text:style-name="T42">schema</text:span><text:span text:style-name="T37">.sql.</text:span><text:span text:style-name="T48"> Hi ha versions postgresql i oracle.</text:span></text:p>
      <text:h text:style-name="P164" text:outline-level="3" text:is-list-header="true"/>
      <text:p text:style-name="P17"/>
      <text:h text:style-name="P103" text:outline-level="1"><text:bookmark-start text:name="__RefHeading___Toc1447_1568045501"/>Migració de 1.<text:span text:style-name="T47">1</text:span>.<text:span text:style-name="T90">1</text:span><text:span text:style-name="T91">1</text:span> a 1.<text:span text:style-name="T47">1</text:span>.<text:span text:style-name="T89">1</text:span><text:span text:style-name="T91">2</text:span><text:bookmark-end text:name="__RefHeading___Toc1447_1568045501"/></text:h>
      <text:p text:style-name="P14"><text:tab/></text:p>
      <text:h text:style-name="P116" text:outline-level="2"><text:bookmark-start text:name="__RefHeading___Toc4524_596115327111"/>Llistat de Millores <text:span text:style-name="T51">Github</text:span><text:bookmark-end text:name="__RefHeading___Toc4524_596115327111"/></text:h>
      <text:list xml:id="list113951961805641" text:continue-list="list113951393180695" text:style-name="L11">
        <text:list-item>
          <text:p text:style-name="P225">FALTA: <text:span text:style-name="T49">ES DEFINEIX AL FINAL DEL PROJECT</text:span></text:p>
        </text:list-item>
      </text:list>
      <text:p text:style-name="P47"/>
      <text:p text:style-name="P47"/>
      <text:h text:style-name="P134" text:outline-level="2"><text:bookmark-start text:name="__RefHeading___Toc1864_197229710911211"/><text:soft-page-break/>Canvis <text:s/>Web <text:span text:style-name="T50">Back</text:span><text:bookmark-end text:name="__RefHeading___Toc1864_197229710911211"/></text:h>
      <text:h text:style-name="P170" text:outline-level="3"><text:bookmark-start text:name="__RefHeading___Toc657_401684589111221"/><text:span text:style-name="T22">Canvis SuperAdministrado</text:span><text:span text:style-name="T26">r</text:span><text:bookmark-end text:name="__RefHeading___Toc657_401684589111221"/></text:h>
      <text:list xml:id="list835195377" text:style-name="L23">
        <text:list-item>
          <text:p text:style-name="P213"/>
        </text:list-item>
      </text:list>
      <text:h text:style-name="P128" text:outline-level="2"><text:bookmark-start text:name="__RefHeading___Toc1042_10938894011"/>Sistemes<text:bookmark-end text:name="__RefHeading___Toc1042_10938894011"/></text:h>
      <text:h text:style-name="P150" text:outline-level="3">Actualitzar BBDD</text:h>
      <text:p text:style-name="P32"><text:tab/><text:span text:style-name="T48">Hi ha hagut certs canvis de Base de Dades, d'aquí que s’hagi d’executar l’script SQL </text:span><text:span text:style-name="T37">update_from_1.1.</text:span><text:span text:style-name="T67">1</text:span><text:span text:style-name="T68">1</text:span><text:span text:style-name="T40">_</text:span><text:span text:style-name="T37">to_1.1.</text:span><text:span text:style-name="T66">1</text:span><text:span text:style-name="T68">2</text:span><text:span text:style-name="T41">_</text:span><text:span text:style-name="T42">schema</text:span><text:span text:style-name="T37">.sql.</text:span><text:span text:style-name="T48"> Hi ha versions postgresql i oracle.</text:span></text:p>
      <text:h text:style-name="P165" text:outline-level="3" text:is-list-header="true"/>
      <text:h text:style-name="P105" text:outline-level="1"><text:bookmark-start text:name="__RefHeading___Toc1449_1568045501"/><text:span text:style-name="T18">Migració de 1.1.</text:span><text:span text:style-name="T90">1</text:span><text:span text:style-name="T92">2</text:span><text:span text:style-name="T18"> a 1.1.</text:span><text:span text:style-name="T89">1</text:span><text:span text:style-name="T92">3</text:span><text:bookmark-end text:name="__RefHeading___Toc1449_1568045501"/></text:h>
      <text:h text:style-name="P117" text:outline-level="2"><text:bookmark-start text:name="__RefHeading___Toc4524_5961153271111"/>Llistat de Millores <text:span text:style-name="T51">Github</text:span><text:bookmark-end text:name="__RefHeading___Toc4524_5961153271111"/></text:h>
      <text:list xml:id="list113950517771496" text:continue-list="list113951961805641" text:style-name="L11">
        <text:list-item>
          <text:p text:style-name="P226">FALTA: <text:span text:style-name="T49">ES DEFINEIX AL FINAL DEL PROJECT</text:span></text:p>
        </text:list-item>
      </text:list>
      <text:p text:style-name="P15"><text:tab/></text:p>
      <text:h text:style-name="P135" text:outline-level="2"><text:bookmark-start text:name="__RefHeading___Toc4524_59611532711111"/>Sistemes<text:bookmark-end text:name="__RefHeading___Toc4524_59611532711111"/></text:h>
      <text:h text:style-name="P151" text:outline-level="3">Actualitzar BBDD</text:h>
      <text:p text:style-name="P33"><text:tab/><text:span text:style-name="T48">Hi ha hagut certs canvis de Base de Dades, d'aquí que s’hagi d’executar l’script SQL </text:span><text:span text:style-name="T37">update_from_1.1.</text:span><text:span text:style-name="T67">1</text:span><text:span text:style-name="T69">2</text:span><text:span text:style-name="T40">_</text:span><text:span text:style-name="T37">to_1.1.</text:span><text:span text:style-name="T66">1</text:span><text:span text:style-name="T69">3</text:span><text:span text:style-name="T41">_</text:span><text:span text:style-name="T70">data</text:span><text:span text:style-name="T37">.sql.</text:span><text:span text:style-name="T48"> Hi ha versions postgresql i oracle.</text:span></text:p>
      <text:p text:style-name="P36"/>
      <text:h text:style-name="P152" text:outline-level="3">Actualitzar <text:span text:style-name="T102">KeyCloak en l’entorn CAIB</text:span></text:h>
      <text:list xml:id="list1877290382" text:style-name="L24">
        <text:list-item>
          <text:p text:style-name="P217">Fitxer carpeta.properties:</text:p>
        </text:list-item>
      </text:list>
      <text:list xml:id="list1198479425" text:style-name="L25">
        <text:list-item>
          <text:list>
            <text:list-item>
              <text:p text:style-name="P218">Comentar Plugin KeyCloakCAIB:</text:p>
            </text:list-item>
          </text:list>
        </text:list-item>
      </text:list>
      <table:table table:name="Tabla6" table:style-name="Tabla6">
        <table:table-column table:style-name="Tabla6.A"/>
        <table:table-row table:style-name="TableLine2755211902464">
          <table:table-cell table:style-name="Tabla6.A1" office:value-type="string">
            <text:p text:style-name="P72"><text:span text:style-name="T36">#</text:span><text:span text:style-name="T100">es.caib.carpeta.userinformationplugin=org.fundaciobit.pluginsib.userinformation.keycloakcaib.KeyCloakCaibUserInformationPlugin</text:span></text:p>
          </table:table-cell>
        </table:table-row>
      </table:table>
      <text:list xml:id="list113951438018272" text:continue-numbering="true" text:style-name="L25">
        <text:list-item>
          <text:list>
            <text:list-item>
              <text:p text:style-name="P218">Descomentar <text:s/>Plugin de KeyCloak:</text:p>
            </text:list-item>
          </text:list>
        </text:list-item>
      </text:list>
      <table:table table:name="Tabla7" table:style-name="Tabla7">
        <table:table-column table:style-name="Tabla7.A"/>
        <table:table-row table:style-name="TableLine2755211890944">
          <table:table-cell table:style-name="Tabla7.A1" office:value-type="string">
            <text:p text:style-name="P73">es.caib.carpeta.userinformationplugin=org.fundaciobit.pluginsib.userinformation.keycloak.KeyCloakUserInformationPlugin</text:p>
          </table:table-cell>
        </table:table-row>
      </table:table>
      <text:list xml:id="list113951549163416" text:continue-numbering="true" text:style-name="L25">
        <text:list-item>
          <text:list>
            <text:list-item>
              <text:p text:style-name="P218"><text:soft-page-break/>Configurar Propietats de Plugin de KeyCloak</text:p>
            </text:list-item>
          </text:list>
        </text:list-item>
      </text:list>
      <table:table table:name="Tabla8" table:style-name="Tabla8">
        <table:table-column table:style-name="Tabla8.A"/>
        <table:table-row table:style-name="TableLine2755212699888">
          <table:table-cell table:style-name="Tabla8.A1" office:value-type="string">
            <text:p text:style-name="P89">es.caib.carpeta.pluginsib.userinformation.keycloak.serverurl=<text:span text:style-name="T36">https://dev.caib.es/</text:span><text:line-break/>es.caib.carpeta.pluginsib.userinformation.keycloak.realm=<text:span text:style-name="T36">webdes</text:span><text:line-break/>es.caib.carpeta.pluginsib.userinformation.keycloak.client_id=<text:span text:style-name="T36">goib-ws</text:span><text:line-break/>es.caib.carpeta.pluginsib.userinformation.keycloak.password_secret=<text:span text:style-name="T36">[=SP["es.caib.carpeta.pluginsib.userinformation.keycloak.password_secret"]]</text:span><text:line-break/>es.caib.carpeta.pluginsib.userinformation.keycloak.client_id_for_user_autentication=<text:span text:style-name="T36">goib-default</text:span><text:line-break/>es.caib.carpeta.pluginsib.userinformation.keycloak.mapping.administrationID=<text:span text:style-name="T36">nif</text:span><text:line-break/>es.caib.carpeta.pluginsib.userinformation.keycloak.debug=<text:span text:style-name="T36">true</text:span></text:p>
          </table:table-cell>
        </table:table-row>
      </table:table>
      <text:p text:style-name="P74"/>
      <text:list xml:id="list113951883711662" text:continue-list="list1877290382" text:style-name="L24">
        <text:list-item>
          <text:p text:style-name="P217">Fitxer carpeta.system.properties</text:p>
        </text:list-item>
      </text:list>
      <text:list xml:id="list113952349792808" text:continue-list="list113951549163416" text:style-name="L25">
        <text:list-item>
          <text:list>
            <text:list-item>
              <text:p text:style-name="P216">Afegir la següent Propietat:</text:p>
            </text:list-item>
          </text:list>
        </text:list-item>
      </text:list>
      <table:table table:name="Tabla9" table:style-name="Tabla9">
        <table:table-column table:style-name="Tabla9.A"/>
        <table:table-row table:style-name="TableLine2755212705936">
          <table:table-cell table:style-name="Tabla9.A1" office:value-type="string">
            <text:p text:style-name="Table_20_Contents"># Plugin UserInformation - KeyCloak</text:p>
            <text:p text:style-name="P81">es.caib.carpeta.pluginsib.userinformation.keycloak.password_secret=<text:span text:style-name="T64">xxxxxxxxx</text:span></text:p>
          </table:table-cell>
        </table:table-row>
      </table:table>
      <text:p text:style-name="P80"><text:span text:style-name="T101">on «</text:span><text:span text:style-name="T64">xxxxxxxxx» és el </text:span><text:span text:style-name="T73">Secret</text:span><text:span text:style-name="T64"> del </text:span><text:span text:style-name="T73">Client</text:span><text:span text:style-name="T64"> «goib-ws».</text:span></text:p>
      <text:p text:style-name="P67"/>
      <text:h text:style-name="P166" text:outline-level="3" text:is-list-header="true"/>
      <text:h text:style-name="P106" text:outline-level="1"><text:bookmark-start text:name="__RefHeading___Toc1449_15680455011"/><text:span text:style-name="T18">Migració de 1.1.</text:span><text:span text:style-name="T90">1</text:span><text:span text:style-name="T93">3</text:span><text:span text:style-name="T18"> a 1.1.</text:span><text:span text:style-name="T89">1</text:span><text:span text:style-name="T93">4</text:span><text:bookmark-end text:name="__RefHeading___Toc1449_15680455011"/></text:h>
      <text:h text:style-name="P118" text:outline-level="2"><text:bookmark-start text:name="__RefHeading___Toc4524_59611532711112"/>Llistat de Millores <text:span text:style-name="T51">Github</text:span><text:bookmark-end text:name="__RefHeading___Toc4524_59611532711112"/></text:h>
      <text:list xml:id="list113952328028473" text:continue-list="list113950517771496" text:style-name="L11">
        <text:list-item>
          <text:p text:style-name="P230"><text:span text:style-name="T103">FALTA: </text:span><text:span text:style-name="T104">ES DEFINEIX AL FINAL DEL PROJECT</text:span></text:p>
        </text:list-item>
      </text:list>
      <text:h text:style-name="P136" text:outline-level="2"><text:bookmark-start text:name="__RefHeading___Toc4524_596115327111111"/>Sistemes<text:bookmark-end text:name="__RefHeading___Toc4524_596115327111111"/></text:h>
      <text:h text:style-name="P153" text:outline-level="3">Actualitzar BBDD</text:h>
      <text:p text:style-name="P34"><text:tab/><text:span text:style-name="T48">Hi ha hagut certs canvis de Base de Dades, d'aquí que s’hagi d’executar l’script SQL </text:span><text:span text:style-name="T37">update_from_1.1.</text:span><text:span text:style-name="T67">1</text:span><text:span text:style-name="T70">3</text:span><text:span text:style-name="T40">_</text:span><text:span text:style-name="T37">to_1.1.</text:span><text:span text:style-name="T66">1</text:span><text:span text:style-name="T70">4</text:span><text:span text:style-name="T41">_</text:span><text:span text:style-name="T42">schema</text:span><text:span text:style-name="T37">.sql.</text:span><text:span text:style-name="T48"> Hi ha versions postgresql i oracle.</text:span></text:p>
      <text:h text:style-name="P162" text:outline-level="3">Eliminar Plugin de UserInformation de KeyCloak-CAIB</text:h>
      <text:p text:style-name="P62"><text:tab/><text:span text:style-name="T105">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3"><text:soft-page-break/><text:tab/>Configurar Plugin de userInformation de KeyCloak per les instàncies de Carpeta que tenien actiu el Plugin de KeyCloak-CAIB.</text:p>
      <text:p text:style-name="P67"/>
      <text:p text:style-name="P67"/>
      <text:h text:style-name="P167" text:outline-level="3" text:is-list-header="true"/>
      <text:h text:style-name="P107" text:outline-level="1"><text:bookmark-start text:name="__RefHeading___Toc1449_156804550111"/><text:span text:style-name="T18">Migració de 1.1.</text:span><text:span text:style-name="T90">1</text:span><text:span text:style-name="T94">4</text:span><text:span text:style-name="T18"> a 1.1.</text:span><text:span text:style-name="T89">1</text:span><text:span text:style-name="T94">5</text:span><text:bookmark-end text:name="__RefHeading___Toc1449_156804550111"/></text:h>
      <text:h text:style-name="P119" text:outline-level="2"><text:bookmark-start text:name="__RefHeading___Toc4524_596115327111121"/>Llistat de Millores <text:span text:style-name="T51">Github</text:span><text:bookmark-end text:name="__RefHeading___Toc4524_596115327111121"/></text:h>
      <text:list xml:id="list113950376957635" text:continue-numbering="true" text:style-name="L11">
        <text:list-item>
          <text:p text:style-name="P227">FALTA: </text:p>
        </text:list-item>
      </text:list>
      <text:p text:style-name="P48"/>
      <text:h text:style-name="P138" text:outline-level="2"><text:bookmark-start text:name="__RefHeading___Toc1818_2543256757"/>Canvis <text:s/>Web <text:span text:style-name="T50">Back</text:span><text:bookmark-end text:name="__RefHeading___Toc1818_2543256757"/></text:h>
      <text:h text:style-name="P157" text:outline-level="3"><text:bookmark-start text:name="__RefHeading___Toc657_4016845891113"/>Canvis SuperAdministrado<text:span text:style-name="T61">r</text:span><text:bookmark-end text:name="__RefHeading___Toc657_4016845891113"/></text:h>
      <text:list xml:id="list113950730625930" text:continue-list="list3860864320" text:style-name="L12">
        <text:list-item>
          <text:p text:style-name="P203">A l’hora de crear una nova Entitat, el Super Administrador només veurà els camps mínims necessaris. Els camps obligatoris de tipus imatge o text es carreguen automàticament amb uns valors per defecte.</text:p>
        </text:list-item>
      </text:list>
      <text:p text:style-name="P42"/>
      <text:h text:style-name="P159" text:outline-level="3">Canvis Administrador d’Entitat</text:h>
      <text:list xml:id="list866240223" text:style-name="L26">
        <text:list-item>
          <text:p text:style-name="P185">L’Administrador d’Entitat haurà de modificar els valors de les imatges i textos omplits automàticament per l’aplicació quan es crea una nova Entitat.</text:p>
        </text:list-item>
      </text:list>
      <text:p text:style-name="P48"/>
      <text:h text:style-name="P137" text:outline-level="2"><text:bookmark-start text:name="__RefHeading___Toc4524_5961153271111111"/>Sistemes<text:bookmark-end text:name="__RefHeading___Toc4524_5961153271111111"/></text:h>
      <text:list xml:id="list2173811039" text:style-name="L27">
        <text:list-item>
          <text:p text:style-name="P233">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6">n</text:span> exemple<text:span text:style-name="T106">s</text:span> de persona fisica i jur<text:span text:style-name="T106">í</text:span>dica:</text:p>
        </text:list-item>
      </text:list>
      <table:table table:name="Tabla10" table:style-name="Tabla10">
        <table:table-column table:style-name="Tabla10.A"/>
        <table:table-row table:style-name="TableLine2755212707952">
          <table:table-cell table:style-name="Tabla10.A1" office:value-type="string">
            <text:p text:style-name="P77">#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13950909078555" text:continue-numbering="true" text:style-name="L27">
        <text:list-item>
          <text:list>
            <text:list-item>
              <text:list>
                <text:list-item>
                  <text:list>
                    <text:list-item>
                      <text:list>
                        <text:list-item>
                          <text:list>
                            <text:list-header>
                              <text:h text:style-name="P188" text:outline-level="3"><text:span text:style-name="T48">Hi ha hagut certs canvis de Base de Dades, d'aquí que s’hagi d’executar l’script SQL </text:span><text:span text:style-name="T37">update_from_1.1.</text:span><text:span text:style-name="T43">1</text:span><text:span text:style-name="T45">4</text:span><text:span text:style-name="T40">_</text:span><text:span text:style-name="T37">to_1.1.</text:span><text:span text:style-name="T44">1</text:span><text:span text:style-name="T45">5</text:span><text:span text:style-name="T41">_</text:span><text:span text:style-name="T42">schema</text:span><text:span text:style-name="T37">.sql.</text:span><text:span text:style-name="T48">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8">Migració de 1.1.</text:span><text:span text:style-name="T90">1</text:span><text:span text:style-name="T95">5</text:span><text:span text:style-name="T18"> a 1.1.</text:span><text:span text:style-name="T89">1</text:span><text:span text:style-name="T95">6</text:span><text:bookmark-end text:name="__RefHeading___Toc1449_1568045501111"/></text:h>
      <text:h text:style-name="Heading_20_2" text:outline-level="2"><text:bookmark-start text:name="__RefHeading___Toc4524_5961153271111211"/>Llistat de Millores <text:span text:style-name="T51">Github</text:span><text:bookmark-end text:name="__RefHeading___Toc4524_5961153271111211"/></text:h>
      <text:list xml:id="list113950534265784" text:continue-numbering="true" text:style-name="L27">
        <text:list-item>
          <text:p text:style-name="P228">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13951889665904" text:continue-numbering="true" text:style-name="L27">
        <text:list-item>
          <text:list>
            <text:list-item>
              <text:list>
                <text:list-item>
                  <text:list>
                    <text:list-item>
                      <text:list>
                        <text:list-item>
                          <text:list>
                            <text:list-header>
                              <text:p text:style-name="P235"><text:span text:style-name="T48">Hi ha hagut certs canvis de Base de Dades, d'aquí que s’hagi d’executar l’script SQL </text:span><text:span text:style-name="T37">update_from_1.1.15_to_1.1.16_schema.sql</text:span><text:span text:style-name="T86"> </text:span><text:span text:style-name="T87">que es troba a </text:span><text:a xlink:type="simple" xlink:href="https://github.com/GovernIB/carpeta/tree/carpeta-1.1/scripts/bbdd" text:style-name="Internet_20_link" text:visited-style-name="Visited_20_Internet_20_Link"><text:span text:style-name="T87">https://github.com/GovernIB/carpeta/tree/carpeta-1.1/scripts/bbdd</text:span></text:a></text:p>
                            </text:list-header>
                          </text:list>
                        </text:list-item>
                      </text:list>
                    </text:list-item>
                  </text:list>
                </text:list-item>
              </text:list>
            </text:list-item>
          </text:list>
        </text:list-item>
      </text:list>
      <text:p text:style-name="P93"/>
      <text:h text:style-name="P171" text:outline-level="3">Sistemes</text:h>
      <text:list xml:id="list1531635131" text:style-name="L28">
        <text:list-item>
          <text:p text:style-name="P239"><text:span text:style-name="T86">S’</text:span><text:span text:style-name="T84">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84">https://github.com/GovernIB/carpeta/tree/carpeta-1.1/carpeta-front/reactnative</text:span></text:a><text:span text:style-name="T84">.</text:span></text:p>
        </text:list-item>
        <text:list-item>
          <text:p text:style-name="P240"><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2755212705648">
          <table:table-cell table:style-name="Tabla11.A1" office:value-type="string">
            <text:p text:style-name="P79">&lt;secure-deployment name="<text:span text:style-name="T36">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46">Posar secret de goib-ws</text:span>&lt;/credential&gt;<text:line-break/>&lt;/secure-deployment&gt;</text:p>
          </table:table-cell>
        </table:table-row>
      </table:table>
      <text:list xml:id="list113950899525671" text:continue-numbering="true" text:style-name="L28">
        <text:list-item>
          <text:p text:style-name="P241">L’API <text:span text:style-name="T107">externa /carpetaapi/externa/serveis/accessos s’ha deprecat i s’ha de substituir per /carpetaapi/externa/public/</text:span><text:span text:style-name="T65">estadistiques/accessos. Les operacions són les mateixes</text:span></text:p>
          <text:h text:style-name="P108" text:outline-level="1"/>
        </text:list-item>
      </text:list>
      <text:h text:style-name="Heading_20_1" text:outline-level="1"><text:bookmark-start text:name="__RefHeading___Toc1449_15680455011111"/><text:span text:style-name="T18">Migració de 1.1.</text:span><text:span text:style-name="T90">1</text:span><text:span text:style-name="T96">6</text:span><text:span text:style-name="T18"> a 1.1.</text:span><text:span text:style-name="T89">1</text:span><text:span text:style-name="T96">7</text:span><text:bookmark-end text:name="__RefHeading___Toc1449_15680455011111"/></text:h>
      <text:h text:style-name="Heading_20_2" text:outline-level="2"><text:bookmark-start text:name="__RefHeading___Toc4524_59611532711112111"/>Llistat de Millores <text:span text:style-name="T51">Github</text:span><text:bookmark-end text:name="__RefHeading___Toc4524_59611532711112111"/></text:h>
      <text:list xml:id="list113952128631845" text:continue-numbering="true" text:style-name="L28">
        <text:list-item>
          <text:p text:style-name="P229">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13950921049944" text:continue-numbering="true" text:style-name="L28">
        <text:list-item>
          <text:list>
            <text:list-item>
              <text:list>
                <text:list-item>
                  <text:list>
                    <text:list-item>
                      <text:list>
                        <text:list-item>
                          <text:list>
                            <text:list-header>
                              <text:p text:style-name="P236"><text:span text:style-name="T74">Hi ha hagut certs canvis de Base de Dades, d'aquí que s’hagi d’executar l’script SQL </text:span><text:span text:style-name="T71">update_from_1.1.1</text:span><text:span text:style-name="T72">6</text:span><text:span text:style-name="T71">_to_1.1.1</text:span><text:span text:style-name="T72">7</text:span><text:span text:style-name="T71">_schema.sql</text:span><text:span text:style-name="T74"> </text:span><text:span text:style-name="T75">que es troba a </text:span><text:a xlink:type="simple" xlink:href="https://github.com/GovernIB/carpeta/tree/carpeta-1.1/scripts/bbdd" text:style-name="Internet_20_link" text:visited-style-name="Visited_20_Internet_20_Link"><text:span text:style-name="T75">https://github.com/GovernIB/carpeta/tree/carpeta-1.1/scripts/bbdd</text:span></text:a></text:p>
                            </text:list-header>
                          </text:list>
                        </text:list-item>
                      </text:list>
                    </text:list-item>
                  </text:list>
                </text:list-item>
              </text:list>
            </text:list-item>
          </text:list>
        </text:list-item>
      </text:list>
      <text:p text:style-name="P237"><text:span text:style-name="T75"/></text:p>
      <text:p text:style-name="P237"><text:span text:style-name="T75"/></text:p>
      <text:h text:style-name="P109" text:outline-level="1"><text:span text:style-name="T18">Migració de 1.1.</text:span><text:span text:style-name="T90">1</text:span><text:span text:style-name="T97">7</text:span><text:span text:style-name="T18"> a 1.1.</text:span><text:span text:style-name="T89">1</text:span><text:span text:style-name="T97">8</text:span></text:h>
      <text:h text:style-name="Heading_20_2" text:outline-level="2">Llistat de Millores <text:span text:style-name="T51">Github</text:span></text:h>
      <text:list xml:id="list113951073786817" text:continue-numbering="true" text:style-name="L28">
        <text:list-item>
          <text:p text:style-name="P238"><text:span text:style-name="T30">FALTA: </text:span></text:p>
        </text:list-item>
      </text:list>
      <text:h text:style-name="P139" text:outline-level="2"><text:soft-page-break/>Sistemes</text:h>
      <text:h text:style-name="Heading_20_3" text:outline-level="3">Actualitzar BBDD</text:h>
      <text:list xml:id="list113952096999312" text:continue-numbering="true" text:style-name="L28">
        <text:list-item>
          <text:list>
            <text:list-item>
              <text:list>
                <text:list-item>
                  <text:list>
                    <text:list-item>
                      <text:list>
                        <text:list-item>
                          <text:list>
                            <text:list-header>
                              <text:p text:style-name="P234">Hi ha hagut certs canvis de Base de Dades...</text:p>
                            </text:list-header>
                          </text:list>
                        </text:list-item>
                      </text:list>
                    </text:list-item>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ystem"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1"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1"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1"/>
    </style:style>
    <style:style style:name="MP13" style:family="paragraph" style:parent-style-name="Footer">
      <style:text-properties style:font-name="Noto Sans" fo:language="ca" fo:country="ES" officeooo:paragraph-rsid="000cf839" style:font-name-complex="Noto Sans1"/>
    </style:style>
    <style:style style:name="MP14" style:family="paragraph" style:parent-style-name="Footer">
      <style:text-properties style:font-name="Noto Sans" fo:language="ca" fo:country="ES" style:font-name-complex="Noto Sans1"/>
    </style:style>
    <style:style style:name="MP15" style:family="paragraph" style:parent-style-name="Footer">
      <style:text-properties fo:color="#c30045" loext:opacity="100%" style:font-name="Noto Sans" fo:language="ca" fo:country="ES" style:font-name-complex="Noto Sans1"/>
    </style:style>
    <style:style style:name="MP16" style:family="paragraph" style:parent-style-name="Footer">
      <style:paragraph-properties fo:text-align="center" style:justify-single-word="false"/>
      <style:text-properties style:font-name="Noto Sans" fo:language="ca" fo:country="ES" style:font-name-complex="Noto Sans1"/>
    </style:style>
    <style:style style:name="MP17" style:family="paragraph" style:parent-style-name="Número_20_de_20_pàgina">
      <style:text-properties style:font-name="Noto Sans" fo:language="ca" fo:country="ES" style:font-name-complex="Noto Sans1"/>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754981634688">
            <table:table-cell table:style-name="Taula11.A1" office:value-type="string">
              <text:p text:style-name="MP11"><draw:frame draw:style-name="Mfr1" draw:name="2 Imagen" text:anchor-type="char" svg:x="-3.205cm" svg:y="-0.377cm" svg:width="1.508cm" svg:height="4.419cm" draw:z-index="21"><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18</text:page-number><text:s/><text:span text:style-name="MT8">de </text:span><text:span text:style-name="MT8"><text:page-count>20</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0</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36</meta:editing-cycles>
    <meta:creation-date>2019-12-18T08:12:13.731000000</meta:creation-date>
    <meta:editing-duration>P2DT5H42M56S</meta:editing-duration>
    <meta:generator>LibreOffice/7.3.1.3$Windows_X86_64 LibreOffice_project/a69ca51ded25f3eefd52d7bf9a5fad8c90b87951</meta:generator>
    <dc:date>2022-05-31T11:39:49.729000000</dc:date>
    <meta:document-statistic meta:table-count="18" meta:image-count="2" meta:object-count="0" meta:page-count="20" meta:paragraph-count="328" meta:word-count="2629" meta:character-count="22677" meta:non-whitespace-character-count="20402"/>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